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DC000004654C825DD2.jpg"/>
  <manifest:file-entry manifest:media-type="image/jpeg" manifest:full-path="Pictures/10000000000005DC0000046590B5A046.jpg"/>
  <manifest:file-entry manifest:media-type="image/png" manifest:full-path="Pictures/10000000000000200000002000309F1C.png"/>
  <manifest:file-entry manifest:media-type="image/jpeg" manifest:full-path="Pictures/10000000000005DC00000465C9BA98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draw:fill="solid" draw:fill-color="#004586" draw:fill-gradient-name="Gradient_20_1" draw:fill-hatch-name="Black_20_0_20_Degrees" draw:opacity-name="Transparency_20_1" draw:textarea-horizontal-align="center" draw:textarea-vertical-align="middle"/>
    </style:style>
    <style:style style:name="gr7" style:family="graphic" style:parent-style-name="standard">
      <style:graphic-properties draw:stroke="solid" draw:fill-color="#004586" draw:opacity-name="Transparency_20_1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5.421cm"/>
    </style:style>
    <style:style style:name="gr10" style:family="graphic" style:parent-style-name="standard">
      <style:graphic-properties draw:stroke="solid" draw:fill="solid" draw:fill-color="#579d1c" draw:fill-gradient-name="Gradient_20_1" draw:fill-hatch-name="Black_20_0_20_Degrees" draw:opacity-name="Transparency_20_1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ffd320" draw:fill-gradient-name="Gradient_20_1" draw:fill-hatch-name="Black_20_0_20_Degrees" draw:opacity-name="Transparency_20_1"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7e0021" draw:fill-gradient-name="Gradient_20_1" draw:fill-hatch-name="Black_20_0_20_Degrees" draw:opacity-name="Transparency_20_1"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4b1f6f" draw:fill-gradient-name="Gradient_20_1" draw:fill-hatch-name="Black_20_0_20_Degrees" draw:opacity-name="Transparency_20_1" draw:textarea-horizontal-align="center" draw:textarea-vertical-align="middle"/>
    </style:style>
    <style:style style:name="gr14" style:family="graphic" style:parent-style-name="standard">
      <style:graphic-properties draw:stroke="solid" draw:fill-color="#7e0021" draw:opacity-name="Transparency_20_1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solid" draw:fill-color="#ff950e" draw:opacity-name="Transparency_20_1" draw:textarea-horizontal-align="justify" draw:textarea-vertical-align="middle" draw:auto-grow-height="false" draw:shadow-offset-x="0.305cm" draw:shadow-offset-y="0.305cm"/>
    </style:style>
    <style:style style:name="gr16" style:family="graphic" style:parent-style-name="standard">
      <style:graphic-properties draw:stroke="solid" draw:fill-color="#579d1c" draw:opacity-name="Transparency_20_1" draw:textarea-horizontal-align="justify" draw:textarea-vertical-align="middle" draw:auto-grow-height="false" draw:shadow-offset-x="0.305cm" draw:shadow-offset-y="0.305cm"/>
    </style:style>
    <style:style style:name="gr17" style:family="graphic" style:parent-style-name="standard">
      <style:graphic-properties draw:stroke="solid" draw:fill-color="#ff420e" draw:opacity-name="Transparency_20_1" draw:textarea-horizontal-align="justify" draw:textarea-vertical-align="middle" draw:auto-grow-height="false" draw:shadow-offset-x="0.305cm" draw:shadow-offset-y="0.305cm"/>
    </style:style>
    <style:style style:name="gr18" style:family="graphic" style:parent-style-name="standard">
      <style:graphic-properties draw:stroke="solid" draw:fill-color="#004586" draw:opacity-name="Transparency_20_1" draw:textarea-horizontal-align="justify" draw:textarea-vertical-align="middle" draw:auto-grow-height="false" draw:shadow-offset-x="0.305cm" draw:shadow-offset-y="0.305cm"/>
    </style:style>
    <style:style style:name="gr19" style:family="graphic" style:parent-style-name="standard">
      <style:graphic-properties draw:stroke="solid" draw:textarea-horizontal-align="center" draw:textarea-vertical-align="middle"/>
    </style:style>
    <style:style style:name="gr20" style:family="graphic" style:parent-style-name="standard">
      <style:graphic-properties draw:stroke="solid" draw:fill-color="#004586" draw:opacity-name="Transparency_20_1" draw:textarea-horizontal-align="center" draw:textarea-vertical-align="middle" draw:shadow-offset-x="0.305cm" draw:shadow-offset-y="0.305cm"/>
    </style:style>
    <style:style style:name="gr21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solid" draw:fill-color="#004586" draw:opacity-name="Transparency_20_1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fill-color="#ff420e" draw:opacity-name="Transparency_20_1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fill-color="#ffd320" draw:opacity-name="Transparency_20_1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668cm" fo:min-width="0cm" fo:padding-top="0cm" fo:padding-bottom="0cm" fo:padding-left="0cm" fo:padding-right="0cm" fo:wrap-option="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fo:min-height="1.677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3.773cm"/>
    </style:style>
    <style:style style:name="pr9" style:family="presentation" style:parent-style-name="Default-title">
      <style:graphic-properties draw:auto-grow-height="true" fo:min-height="1.677cm"/>
    </style:style>
    <style:style style:name="pr10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color="#004586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2pt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family="'Liberation Mono'" style:font-style-name="Regular" style:font-family-generic="modern" style:font-pitch="fixe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text-properties fo:font-family="'Liberation Mono'" style:font-style-name="Regular" style:font-family-generic="modern" style:font-pitch="fixed" fo:font-size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family="'Liberation Mono'" style:font-family-generic="modern" style:font-pitch="fixed"/>
    </style:style>
    <style:style style:name="P19" style:family="paragraph">
      <style:text-properties fo:font-family="'Liberation Mono'" style:font-family-generic="modern" style:font-pitch="fixed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00000" fo:language="en" fo:country="US" fo:font-weight="bold" style:font-weight-asian="bold" style:font-weight-complex="bold"/>
    </style:style>
    <style:style style:name="T7" style:family="text">
      <style:text-properties fo:color="#000000" fo:language="en" fo:country="US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'Liberation Mono'" style:font-style-name="Regular" style:font-family-generic="modern" style:font-pitch="fixe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'Liberation Mono'" style:font-style-name="Regular" style:font-family-generic="modern" style:font-pitch="fixed" fo:font-size="18pt"/>
    </style:style>
    <style:style style:name="T15" style:family="text">
      <style:text-properties fo:font-family="'Liberation Mono'" style:font-family-generic="modern" style:font-pitch="fixed"/>
    </style:style>
    <style:style style:name="T16" style:family="text">
      <style:text-properties fo:font-family="'Liberation Mono'" style:font-family-generic="modern" style:font-pitch="fixed"/>
    </style:style>
    <style:style style:name="T17" style:family="text">
      <style:text-properties fo:font-family="'Liberation Mono'" style:font-style-name="Regular" style:font-family-generic="modern" style:font-pitch="fixed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311cm" svg:height="2.668cm" svg:x="3.417cm" svg:y="7.492cm" presentation:class="title" presentation:user-transformed="true">
          <draw:text-box>
            <text:list text:style-name="L1">
              <text:list-header>
                <text:p text:style-name="P1"><text:span text:style-name="T1">Asterisk 12 In Depth</text:span></text:p>
              </text:list-header>
            </text:list>
          </draw:text-box>
        </draw:frame>
        <draw:frame draw:style-name="gr1" draw:text-style-name="P3" draw:layer="layout" svg:width="7.136cm" svg:height="1.182cm" svg:x="16.64cm" svg:y="10.506cm">
          <draw:text-box>
            <text:p><text:span text:style-name="T2">AstriDevCon 2013</text:span></text:p>
          </draw:text-box>
        </draw:frame>
        <presentation:notes draw:style-name="dp2" presentation:use-date-time-name="dtd1">
          <draw:custom-shape draw:name="Rectangle 7" draw:style-name="gr2" draw:text-style-name="P4" draw:layer="layout" svg:width="2.351cm" svg:height="0.481cm" svg:x="16.695cm" svg:y="24.915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4" draw:layer="layout" svg:width="8.246cm" svg:height="1.27cm" svg:x="10.791cm" svg:y="24.126cm">
            <text:list text:style-name="L2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4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verview 1" draw:style-name="dp3" draw:master-page-name="Default" presentation:use-date-time-name="dtd1">
        <office:forms form:automatic-focus="false" form:apply-design-mode="false"/>
        <draw:frame presentation:style-name="pr3" draw:text-style-name="P4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5">How We Got Here</text:span></text:p>
              </text:list-header>
            </text:list>
          </draw:text-box>
        </draw:frame>
        <draw:frame presentation:style-name="pr4" draw:text-style-name="P6" draw:layer="layout" svg:width="18.521cm" svg:height="12.572cm" svg:x="3.5cm" svg:y="3.801cm" presentation:class="outline" presentation:user-transformed="true">
          <draw:text-box>
            <text:list text:style-name="L3">
              <text:list-item>
                <text:p><text:span text:style-name="T6">Asterisk 11: A smashing success!</text:span></text:p>
                <text:list>
                  <text:list-item>
                    <text:p><text:span text:style-name="T7">Long Term Support</text:span></text:p>
                  </text:list-item>
                  <text:list-item>
                    <text:p><text:span text:style-name="T7">Lots of nifty user features</text:span></text:p>
                  </text:list-item>
                </text:list>
              </text:list-item>
              <text:list-item>
                <text:p><text:span text:style-name="T6">AstriDevCon 2012</text:span></text:p>
                <text:list>
                  <text:list-item>
                    <text:p><text:span text:style-name="T7">Asterisk 11 did not address architectural issues</text:span></text:p>
                  </text:list-item>
                  <text:list-item>
                    <text:p><text:span text:style-name="T7">Asterisk 12 is the version to do it in</text:span></text:p>
                  </text:list-item>
                  <text:list-item>
                    <text:p><text:span text:style-name="T7">Standard release vs. LTS</text:span></text:p>
                  </text:list-item>
                </text:list>
              </text:list-item>
              <text:list-item>
                <text:p><text:span text:style-name="T6">Decided to address the following</text:span></text:p>
                <text:list>
                  <text:list-item>
                    <text:p><text:span text:style-name="T7">SIP Stack</text:span></text:p>
                  </text:list-item>
                  <text:list-item>
                    <text:p><text:span text:style-name="T7">APIs – how Asterisk is used as part of a larger communications syste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4" draw:layer="layout" svg:width="2.351cm" svg:height="0.481cm" svg:x="16.695cm" svg:y="24.915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4" draw:layer="layout" svg:width="8.246cm" svg:height="1.27cm" svg:x="10.791cm" svg:y="24.126cm">
            <text:list text:style-name="L2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9cm" svg:y="1.905cm" draw:page-number="2" presentation:class="page"/>
          <draw:frame presentation:style-name="pr5" draw:text-style-name="P4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 and Asterisk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Development goals:</text:span></text:p>
                <text:list>
                  <text:list-item>
                    <text:p>Try to hit major features: but not chan_sip</text:p>
                  </text:list-item>
                  <text:list-item>
                    <text:p>Make it maintainable: open to future changes</text:p>
                  </text:list-item>
                  <text:list-item>
                    <text:p>Asterisk 12: get the architecture right</text:p>
                  </text:list-item>
                </text:list>
              </text:list-item>
              <text:list-item>
                <text:p xml:id="id60" text:id="id60"><text:span text:style-name="T8">Architecture</text:span></text:p>
                <text:list>
                  <text:list-item>
                    <text:p xml:id="id61" text:id="id61">chan_sip is a monolithic channel driver that happens to speak SIP</text:p>
                  </text:list-item>
                  <text:list-item>
                    <text:p xml:id="id62" text:id="id62">PJSIP stack is a SIP stack that happens to have a channel driver</text:p>
                  </text:list-item>
                </text:list>
              </text:list-item>
              <text:list-item>
                <text:p xml:id="id63" text:id="id63"><text:span text:style-name="T8">Lots of places for enhancem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 and Asterisk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Module stack</text:span></text:p>
                <text:list>
                  <text:list-item>
                    <text:p>Modules register themselves with PJSIP at a priority</text:p>
                  </text:list-item>
                  <text:list-item>
                    <text:p>Requests/responses are handled by modules based on priority</text:p>
                    <text:list>
                      <text:list-item>
                        <text:p>Modules can choose to manipulate the message</text:p>
                      </text:list-item>
                      <text:list-item>
                        <text:p>Basic services provided for certain message types – media sessions, publish/subscribe, etc.</text:p>
                      </text:list-item>
                    </text:list>
                  </text:list-item>
                </text:list>
              </text:list-item>
              <text:list-item>
                <text:p xml:id="id64" text:id="id64"><text:span text:style-name="T8">Major modules</text:span></text:p>
                <text:list>
                  <text:list-item>
                    <text:p xml:id="id65" text:id="id65">res_pjsip – the 'base layer' in the stack; major services</text:p>
                  </text:list-item>
                  <text:list-item>
                    <text:p xml:id="id66" text:id="id66">res_pjsip_session – media sessions and supplements</text:p>
                  </text:list-item>
                  <text:list-item>
                    <text:p xml:id="id67" text:id="id67">res_pjsip_messaging – text messages</text:p>
                  </text:list-item>
                  <text:list-item>
                    <text:p xml:id="id68" text:id="id68">res_pjsip_registrar – registrations</text:p>
                  </text:list-item>
                  <text:list-item>
                    <text:p xml:id="id69" text:id="id69">res_pjsip_pubsub – subscriptions/publis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7" draw:text-style-name="P7" draw:layer="layout" svg:width="12.065cm" svg:height="1.27cm" svg:x="1.27cm" svg:y="14.605cm">
          <text:p><text:span text:style-name="T9">res_pjsip_distributor</text:span></text:p>
        </draw:rect>
        <draw:custom-shape draw:style-name="gr8" draw:text-style-name="P8" draw:layer="layout" svg:width="1.27cm" svg:height="3.175cm" svg:x="17.78cm" svg:y="14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975cm" svg:x="19.05cm" svg:y="13.835cm">
          <draw:text-box>
            <text:p><text:span text:style-name="T10">Put the request in a threadpool for processing</text:span></text:p>
          </draw:text-box>
        </draw:frame>
        <draw:frame draw:style-name="gr1" draw:layer="layout" svg:width="8.825cm" svg:height="1.182cm" svg:x="1.271cm" svg:y="3.81cm">
          <draw:text-box>
            <text:p>Inbound INVITE request</text:p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7" draw:text-style-name="P7" draw:layer="layout" svg:width="12.065cm" svg:height="1.27cm" svg:x="1.27cm" svg:y="14.595cm">
          <text:p><text:span text:style-name="T9">res_pjsip_distributor</text:span></text:p>
        </draw:rect>
        <draw:rect draw:style-name="gr10" draw:text-style-name="P7" draw:layer="layout" svg:width="12.065cm" svg:height="1.27cm" svg:x="1.27cm" svg:y="12.69cm">
          <text:p><text:span text:style-name="T9">res_pjsip_endpoint_identifier_user</text:span></text:p>
        </draw:rect>
        <draw:custom-shape draw:style-name="gr8" draw:text-style-name="P8" draw:layer="layout" svg:width="1.27cm" svg:height="5.08cm" svg:x="17.78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2.54cm" svg:x="19.05cm" svg:y="12.7cm">
          <draw:text-box>
            <text:p><text:span text:style-name="T10">Identify the endpoint</text:span></text:p>
          </draw:text-box>
        </draw:frame>
        <draw:frame draw:style-name="gr1" draw:layer="layout" svg:width="8.825cm" svg:height="1.182cm" svg:x="1.271cm" svg:y="3.81cm">
          <draw:text-box>
            <text:p>Inbound INVITE request</text:p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7" draw:text-style-name="P7" draw:layer="layout" svg:width="12.065cm" svg:height="1.27cm" svg:x="1.27cm" svg:y="14.795cm">
          <text:p><text:span text:style-name="T9">res_pjsip_distributor</text:span></text:p>
        </draw:rect>
        <draw:rect draw:style-name="gr10" draw:text-style-name="P7" draw:layer="layout" svg:width="12.065cm" svg:height="1.27cm" svg:x="1.27cm" svg:y="12.99cm">
          <text:p><text:span text:style-name="T9">res_pjsip_endpoint_identifier_user</text:span></text:p>
        </draw:rect>
        <draw:custom-shape draw:style-name="gr8" draw:text-style-name="P8" draw:layer="layout" svg:width="1.27cm" svg:height="6.985cm" svg:x="17.78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044cm" svg:x="19.05cm" svg:y="10.926cm">
          <draw:text-box>
            <text:p><text:span text:style-name="T10">Handle NAT and rport settings</text:span></text:p>
          </draw:text-box>
        </draw:frame>
        <draw:frame draw:style-name="gr1" draw:text-style-name="P9" draw:layer="layout" svg:width="8.825cm" svg:height="1.182cm" svg:x="1.271cm" svg:y="3.81cm">
          <draw:text-box>
            <text:p><text:span text:style-name="T10">Inbound INVITE request</text:span></text:p>
          </draw:text-box>
        </draw:frame>
        <draw:rect draw:style-name="gr7" draw:text-style-name="P7" draw:layer="layout" svg:width="12.065cm" svg:height="1.27cm" svg:x="1.27cm" svg:y="11.195cm">
          <text:p><text:span text:style-name="T9">res_pjsip_nat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7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7" draw:text-style-name="P7" draw:layer="layout" svg:width="12.065cm" svg:height="1.27cm" svg:x="1.27cm" svg:y="14.795cm">
          <text:p><text:span text:style-name="T9">res_pjsip_distributor</text:span></text:p>
        </draw:rect>
        <draw:rect draw:style-name="gr10" draw:text-style-name="P7" draw:layer="layout" svg:width="12.065cm" svg:height="1.27cm" svg:x="1.27cm" svg:y="12.89cm">
          <text:p><text:span text:style-name="T9">res_pjsip_endpoint_identifier_user</text:span></text:p>
        </draw:rect>
        <draw:rect draw:style-name="gr10" draw:text-style-name="P7" draw:layer="layout" svg:width="12.065cm" svg:height="1.27cm" svg:x="1.27cm" svg:y="9.485cm">
          <text:p><text:span text:style-name="T9">res_pjsip_authenticator_digest</text:span></text:p>
        </draw:rect>
        <draw:custom-shape draw:style-name="gr8" draw:text-style-name="P8" draw:layer="layout" svg:width="1.27cm" svg:height="8.255cm" svg:x="17.78cm" svg:y="9.5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2.54cm" svg:x="19.35cm" svg:y="9.44cm">
          <draw:text-box>
            <text:p><text:span text:style-name="T10">Authenticate the request</text:span></text:p>
          </draw:text-box>
        </draw:frame>
        <draw:frame draw:style-name="gr1" draw:layer="layout" svg:width="8.825cm" svg:height="1.182cm" svg:x="1.271cm" svg:y="3.81cm">
          <draw:text-box>
            <text:p>Inbound INVITE request</text:p>
          </draw:text-box>
        </draw:frame>
        <draw:rect draw:style-name="gr7" draw:text-style-name="P7" draw:layer="layout" svg:width="12.064cm" svg:height="1.27cm" svg:x="1.271cm" svg:y="11.195cm">
          <text:p><text:span text:style-name="T9">res_pjsip_nat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8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7" draw:text-style-name="P7" draw:layer="layout" svg:width="12.065cm" svg:height="1.27cm" svg:x="1.27cm" svg:y="14.795cm">
          <text:p><text:span text:style-name="T9">res_pjsip_distributor</text:span></text:p>
        </draw:rect>
        <draw:rect draw:style-name="gr10" draw:text-style-name="P7" draw:layer="layout" svg:width="12.065cm" svg:height="1.27cm" svg:x="1.27cm" svg:y="12.89cm">
          <text:p><text:span text:style-name="T9">res_pjsip_endpoint_identifier_user</text:span></text:p>
        </draw:rect>
        <draw:rect draw:style-name="gr10" draw:text-style-name="P7" draw:layer="layout" svg:width="12.065cm" svg:height="1.27cm" svg:x="1.27cm" svg:y="9.485cm">
          <text:p><text:span text:style-name="T9">res_pjsip_authenticator_digest</text:span></text:p>
        </draw:rect>
        <draw:custom-shape draw:style-name="gr8" draw:text-style-name="P8" draw:layer="layout" svg:width="1.27cm" svg:height="10.16cm" svg:x="17.78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2.54cm" svg:x="19.05cm" svg:y="7.62cm">
          <draw:text-box>
            <text:p><text:span text:style-name="T10">Create or find the session</text:span></text:p>
          </draw:text-box>
        </draw:frame>
        <draw:frame draw:style-name="gr1" draw:text-style-name="P9" draw:layer="layout" svg:width="8.825cm" svg:height="1.182cm" svg:x="1.271cm" svg:y="3.81cm">
          <draw:text-box>
            <text:p><text:span text:style-name="T10">Inbound INVITE request</text:span></text:p>
          </draw:text-box>
        </draw:frame>
        <draw:rect draw:style-name="gr7" draw:text-style-name="P7" draw:layer="layout" svg:width="12.064cm" svg:height="1.27cm" svg:x="1.271cm" svg:y="11.195cm">
          <text:p><text:span text:style-name="T9">res_pjsip_nat</text:span></text:p>
        </draw:rect>
        <draw:rect draw:style-name="gr6" draw:text-style-name="P7" draw:layer="layout" svg:width="12.065cm" svg:height="1.27cm" svg:x="1.27cm" svg:y="7.62cm">
          <text:p><text:span text:style-name="T9">res_pjsip_session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9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6" draw:text-style-name="P7" draw:layer="layout" svg:width="12.065cm" svg:height="1.27cm" svg:x="1.27cm" svg:y="14.5cm">
          <text:p><text:span text:style-name="T9">res_pjsip_session</text:span></text:p>
        </draw:rect>
        <draw:custom-shape draw:style-name="gr8" draw:text-style-name="P8" draw:layer="layout" svg:width="1.27cm" svg:height="5.08cm" svg:x="17.78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044cm" svg:x="19.05cm" svg:y="12.5cm">
          <draw:text-box>
            <text:p><text:span text:style-name="T10">Start session supplement processing.</text:span></text:p>
          </draw:text-box>
        </draw:frame>
        <draw:frame draw:style-name="gr1" draw:text-style-name="P9" draw:layer="layout" svg:width="13.27cm" svg:height="1.182cm" svg:x="1.271cm" svg:y="3.81cm">
          <draw:text-box>
            <text:p><text:span text:style-name="T10">Inbound INVITE request with session</text:span></text:p>
          </draw:text-box>
        </draw:frame>
        <draw:rect draw:style-name="gr11" draw:text-style-name="P7" draw:layer="layout" svg:width="12.065cm" svg:height="1.27cm" svg:x="1.27cm" svg:y="12.595cm">
          <text:p><text:span text:style-name="T9">res_pjsip_callerid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0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6" draw:text-style-name="P7" draw:layer="layout" svg:width="12.065cm" svg:height="1.27cm" svg:x="1.27cm" svg:y="14.6cm">
          <text:p><text:span text:style-name="T9">res_pjsip_session</text:span></text:p>
        </draw:rect>
        <draw:custom-shape draw:style-name="gr8" draw:text-style-name="P8" draw:layer="layout" svg:width="1.27cm" svg:height="6.985cm" svg:x="17.78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2.54cm" svg:x="19.05cm" svg:y="10.6cm">
          <draw:text-box>
            <text:p><text:span text:style-name="T10">Make a channel!</text:span></text:p>
          </draw:text-box>
        </draw:frame>
        <draw:frame draw:style-name="gr1" draw:text-style-name="P9" draw:layer="layout" svg:width="13.27cm" svg:height="1.182cm" svg:x="1.271cm" svg:y="3.81cm">
          <draw:text-box>
            <text:p><text:span text:style-name="T10">Inbound INVITE request with session</text:span></text:p>
          </draw:text-box>
        </draw:frame>
        <draw:rect draw:style-name="gr11" draw:text-style-name="P7" draw:layer="layout" svg:width="12.065cm" svg:height="1.27cm" svg:x="1.27cm" svg:y="12.695cm">
          <text:p><text:span text:style-name="T9">res_pjsip_callerid</text:span></text:p>
        </draw:rect>
        <draw:rect draw:style-name="gr11" draw:text-style-name="P7" draw:layer="layout" svg:width="12.065cm" svg:height="1.27cm" svg:x="1.27cm" svg:y="10.795cm">
          <text:p><text:span text:style-name="T9">chan_pjsip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1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6" draw:text-style-name="P7" draw:layer="layout" svg:width="12.065cm" svg:height="1.27cm" svg:x="1.27cm" svg:y="14.7cm">
          <text:p><text:span text:style-name="T9">res_pjsip_session</text:span></text:p>
        </draw:rect>
        <draw:custom-shape draw:style-name="gr8" draw:text-style-name="P8" draw:layer="layout" svg:width="1.27cm" svg:height="8.89cm" svg:x="17.78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044cm" svg:x="19.05cm" svg:y="8.69cm">
          <draw:text-box>
            <text:p><text:span text:style-name="T10">Process diversion headers</text:span></text:p>
          </draw:text-box>
        </draw:frame>
        <draw:frame draw:style-name="gr1" draw:text-style-name="P9" draw:layer="layout" svg:width="13.27cm" svg:height="1.182cm" svg:x="1.271cm" svg:y="3.81cm">
          <draw:text-box>
            <text:p><text:span text:style-name="T10">Inbound INVITE request with session</text:span></text:p>
          </draw:text-box>
        </draw:frame>
        <draw:rect draw:style-name="gr11" draw:text-style-name="P7" draw:layer="layout" svg:width="12.065cm" svg:height="1.27cm" svg:x="1.27cm" svg:y="12.795cm">
          <text:p><text:span text:style-name="T9">res_pjsip_callerid</text:span></text:p>
        </draw:rect>
        <draw:rect draw:style-name="gr11" draw:text-style-name="P7" draw:layer="layout" svg:width="12.065cm" svg:height="1.27cm" svg:x="1.27cm" svg:y="10.89cm">
          <text:p><text:span text:style-name="T9">chan_pjsip</text:span></text:p>
        </draw:rect>
        <draw:rect draw:style-name="gr11" draw:text-style-name="P7" draw:layer="layout" svg:width="12.065cm" svg:height="1.27cm" svg:x="1.27cm" svg:y="8.985cm">
          <text:p><text:span text:style-name="T9">res_pjsip_diversion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2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- Sessions</text:p>
          </draw:text-box>
        </draw:frame>
        <draw:rect draw:style-name="gr6" draw:text-style-name="P7" draw:layer="layout" svg:width="12.065cm" svg:height="1.27cm" svg:x="1.27cm" svg:y="16.51cm">
          <text:p><text:span text:style-name="T9">res_pjsip</text:span></text:p>
        </draw:rect>
        <draw:rect draw:style-name="gr6" draw:text-style-name="P7" draw:layer="layout" svg:width="12.065cm" svg:height="1.27cm" svg:x="1.27cm" svg:y="14.6cm">
          <text:p><text:span text:style-name="T9">res_pjsip_session</text:span></text:p>
        </draw:rect>
        <draw:custom-shape draw:style-name="gr8" draw:text-style-name="P8" draw:layer="layout" svg:width="1.27cm" svg:height="10.795cm" svg:x="17.78cm" svg:y="6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044cm" svg:x="19.05cm" svg:y="6.911cm">
          <draw:text-box>
            <text:p><text:span text:style-name="T10">Start PBX thread on channel</text:span></text:p>
          </draw:text-box>
        </draw:frame>
        <draw:frame draw:style-name="gr1" draw:text-style-name="P9" draw:layer="layout" svg:width="13.27cm" svg:height="1.182cm" svg:x="1.271cm" svg:y="3.81cm">
          <draw:text-box>
            <text:p><text:span text:style-name="T10">Inbound INVITE request with session</text:span></text:p>
          </draw:text-box>
        </draw:frame>
        <draw:rect draw:style-name="gr11" draw:text-style-name="P7" draw:layer="layout" svg:width="12.065cm" svg:height="1.27cm" svg:x="1.27cm" svg:y="12.695cm">
          <text:p><text:span text:style-name="T9">res_pjsip_callerid</text:span></text:p>
        </draw:rect>
        <draw:rect draw:style-name="gr11" draw:text-style-name="P7" draw:layer="layout" svg:width="12.065cm" svg:height="1.27cm" svg:x="1.27cm" svg:y="10.79cm">
          <text:p><text:span text:style-name="T9">chan_pjsip</text:span></text:p>
        </draw:rect>
        <draw:rect draw:style-name="gr11" draw:text-style-name="P7" draw:layer="layout" svg:width="12.065cm" svg:height="1.27cm" svg:x="1.27cm" svg:y="8.885cm">
          <text:p><text:span text:style-name="T9">res_pjsip_diversion</text:span></text:p>
        </draw:rect>
        <draw:rect draw:style-name="gr11" draw:text-style-name="P7" draw:layer="layout" svg:width="12.065cm" svg:height="1.27cm" svg:x="1.27cm" svg:y="6.98cm">
          <text:p><text:span text:style-name="T9">chan_pjsip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3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– Pub/Sub</text:p>
          </draw:text-box>
        </draw:frame>
        <draw:custom-shape draw:style-name="gr8" draw:text-style-name="P8" draw:layer="layout" svg:width="1.27cm" svg:height="1.905cm" svg:x="17.78cm" svg:y="8.88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975cm" svg:x="19.05cm" svg:y="8.89cm">
          <draw:text-box>
            <text:p><text:span text:style-name="T10">Voicemail left message received from Stasis</text:span></text:p>
          </draw:text-box>
        </draw:frame>
        <draw:frame draw:style-name="gr1" draw:text-style-name="P9" draw:layer="layout" svg:width="5.383cm" svg:height="1.182cm" svg:x="1.271cm" svg:y="3.81cm">
          <draw:text-box>
            <text:p><text:span text:style-name="T10">Voicemail Left</text:span></text:p>
          </draw:text-box>
        </draw:frame>
        <draw:rect draw:style-name="gr12" draw:text-style-name="P7" draw:layer="layout" svg:width="8.255cm" svg:height="1.27cm" svg:x="1.27cm" svg:y="8.98cm">
          <text:p><text:span text:style-name="T9">Stasis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4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– Pub/Sub</text:p>
          </draw:text-box>
        </draw:frame>
        <draw:custom-shape draw:style-name="gr8" draw:text-style-name="P8" draw:layer="layout" svg:width="1.27cm" svg:height="3.175cm" svg:x="17.78cm" svg:y="8.88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975cm" svg:x="19.05cm" svg:y="10.29cm">
          <draw:text-box>
            <text:p><text:span text:style-name="T10">Create NOTIFY request with data</text:span></text:p>
          </draw:text-box>
        </draw:frame>
        <draw:frame draw:style-name="gr1" draw:text-style-name="P9" draw:layer="layout" svg:width="5.383cm" svg:height="1.182cm" svg:x="1.271cm" svg:y="3.81cm">
          <draw:text-box>
            <text:p><text:span text:style-name="T10">Voicemail Left</text:span></text:p>
          </draw:text-box>
        </draw:frame>
        <draw:rect draw:style-name="gr13" draw:text-style-name="P7" draw:layer="layout" svg:width="8.255cm" svg:height="1.27cm" svg:x="1.27cm" svg:y="10.885cm">
          <text:p><text:span text:style-name="T9">res_pjsip_mwi</text:span></text:p>
        </draw:rect>
        <draw:rect draw:style-name="gr12" draw:text-style-name="P7" draw:layer="layout" svg:width="8.255cm" svg:height="1.27cm" svg:x="1.27cm" svg:y="8.98cm">
          <text:p><text:span text:style-name="T9">Stasis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5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– Pub/Sub</text:p>
          </draw:text-box>
        </draw:frame>
        <draw:custom-shape draw:style-name="gr8" draw:text-style-name="P8" draw:layer="layout" svg:width="1.27cm" svg:height="5.08cm" svg:x="17.78cm" svg:y="8.8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3.975cm" svg:x="19.05cm" svg:y="10.29cm">
          <draw:text-box>
            <text:p><text:span text:style-name="T10">Find subscription and send them the request</text:span></text:p>
          </draw:text-box>
        </draw:frame>
        <draw:frame draw:style-name="gr1" draw:text-style-name="P9" draw:layer="layout" svg:width="5.383cm" svg:height="1.182cm" svg:x="1.271cm" svg:y="3.81cm">
          <draw:text-box>
            <text:p><text:span text:style-name="T10">Voicemail Left</text:span></text:p>
          </draw:text-box>
        </draw:frame>
        <draw:rect draw:style-name="gr13" draw:text-style-name="P7" draw:layer="layout" svg:width="8.255cm" svg:height="1.27cm" svg:x="1.27cm" svg:y="12.79cm">
          <text:p><text:span text:style-name="T9">res_pjsip_pubsub</text:span></text:p>
        </draw:rect>
        <draw:rect draw:style-name="gr13" draw:text-style-name="P7" draw:layer="layout" svg:width="8.255cm" svg:height="1.27cm" svg:x="1.27cm" svg:y="10.885cm">
          <text:p><text:span text:style-name="T9">res_pjsip_mwi</text:span></text:p>
        </draw:rect>
        <draw:rect draw:style-name="gr12" draw:text-style-name="P7" draw:layer="layout" svg:width="8.255cm" svg:height="1.27cm" svg:x="1.27cm" svg:y="8.98cm">
          <text:p><text:span text:style-name="T9">Stasis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6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PJSIP Module Hierarchy – Pub/Sub</text:p>
          </draw:text-box>
        </draw:frame>
        <draw:rect draw:style-name="gr6" draw:text-style-name="P7" draw:layer="layout" svg:width="8.255cm" svg:height="1.27cm" svg:x="1.27cm" svg:y="15.24cm">
          <text:p><text:span text:style-name="T9">res_pjsip</text:span></text:p>
        </draw:rect>
        <draw:custom-shape draw:style-name="gr8" draw:text-style-name="P8" draw:layer="layout" svg:width="1.27cm" svg:height="8.89cm" svg:x="17.78cm" svg:y="8.8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5.715cm" svg:height="2.54cm" svg:x="19.079cm" svg:y="14.625cm">
          <draw:text-box>
            <text:p><text:span text:style-name="T10">Transmits Request</text:span></text:p>
          </draw:text-box>
        </draw:frame>
        <draw:frame draw:style-name="gr1" draw:text-style-name="P9" draw:layer="layout" svg:width="5.383cm" svg:height="1.182cm" svg:x="1.271cm" svg:y="3.81cm">
          <draw:text-box>
            <text:p><text:span text:style-name="T10">Voicemail Left</text:span></text:p>
          </draw:text-box>
        </draw:frame>
        <draw:rect draw:style-name="gr13" draw:text-style-name="P7" draw:layer="layout" svg:width="8.255cm" svg:height="1.27cm" svg:x="1.27cm" svg:y="13.29cm">
          <text:p><text:span text:style-name="T9">res_pjsip_pubsub</text:span></text:p>
        </draw:rect>
        <draw:rect draw:style-name="gr13" draw:text-style-name="P7" draw:layer="layout" svg:width="8.255cm" svg:height="1.27cm" svg:x="1.27cm" svg:y="11.385cm">
          <text:p><text:span text:style-name="T9">res_pjsip_mwi</text:span></text:p>
        </draw:rect>
        <draw:rect draw:style-name="gr12" draw:text-style-name="P7" draw:layer="layout" svg:width="8.255cm" svg:height="1.27cm" svg:x="1.27cm" svg:y="9.48cm">
          <text:p><text:span text:style-name="T9">Stasis</text:span></text:p>
        </draw:rect>
        <presentation:notes draw:style-name="dp2" presentation:use-date-time-name="dtd1">
          <draw:page-thumbnail draw:style-name="gr5" draw:layer="layout" svg:width="11.659cm" svg:height="8.745cm" svg:x="3.734cm" svg:y="0.882cm" draw:page-number="17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Threading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8">PJSIP vs. Asterisk threads</text:span></text:p>
                <text:list>
                  <text:list-item>
                    <text:p>Operations in PJSIP have to be done on a registered thread</text:p>
                  </text:list-item>
                  <text:list-item>
                    <text:p>Asterisk threads aren't registered – keep boundary “clean”</text:p>
                  </text:list-item>
                  <text:list-item>
                    <text:p>Serialize messages to/from PJSIP</text:p>
                  </text:list-item>
                </text:list>
              </text:list-item>
              <text:list-item>
                <text:p xml:id="id70" text:id="id70"><text:span text:style-name="T8">Taskprocessors</text:span></text:p>
                <text:list>
                  <text:list-item>
                    <text:p xml:id="id71" text:id="id71">Serialize operations to the correct resource</text:p>
                  </text:list-item>
                  <text:list-item>
                    <text:p xml:id="id72" text:id="id72">Avoids excessive locking</text:p>
                  </text:list-item>
                  <text:list-item>
                    <text:p xml:id="id73" text:id="id73">Appropriate thread (or thread pool) services the task processor</text:p>
                  </text:list-item>
                </text:list>
              </text:list-item>
              <text:list-item>
                <text:p xml:id="id74" text:id="id74"><text:span text:style-name="T8">res_pjsip does a lot of the heavy lifting</text:span></text:p>
                <text:list>
                  <text:list-item>
                    <text:p xml:id="id75" text:id="id75">All sessions have a taskprocessor</text:p>
                  </text:list-item>
                  <text:list-item>
                    <text:p xml:id="id76" text:id="id76">ast_sip_push_tas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18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Configuration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Goals</text:span></text:p>
                <text:list>
                  <text:list-item>
                    <text:p>Don't use chan_sip constructs</text:p>
                    <text:list>
                      <text:list-item>
                        <text:p>What is a peer?</text:p>
                      </text:list-item>
                      <text:list-item>
                        <text:p>No relation to SIP</text:p>
                      </text:list-item>
                    </text:list>
                  </text:list-item>
                  <text:list-item>
                    <text:p xml:id="id77" text:id="id77">Reload safe</text:p>
                  </text:list-item>
                  <text:list-item>
                    <text:p xml:id="id78" text:id="id78">Friendly to dynamic realtime</text:p>
                    <text:list>
                      <text:list-item>
                        <text:p xml:id="id79" text:id="id79">Embedded SQL statements == bad</text:p>
                      </text:list-item>
                    </text:list>
                  </text:list-item>
                  <text:list-item>
                    <text:p xml:id="id80" text:id="id80">Store objects</text:p>
                    <text:list>
                      <text:list-item>
                        <text:p xml:id="id81" text:id="id81">Less guessing about interpretation</text:p>
                      </text:list-item>
                    </text:list>
                  </text:list-item>
                </text:list>
              </text:list-item>
              <text:list-item>
                <text:p xml:id="id82" text:id="id82"><text:span text:style-name="T8">Configuration Framework</text:span></text:p>
                <text:list>
                  <text:list-item>
                    <text:p xml:id="id83" text:id="id83">Introduced in Asterisk 11</text:p>
                  </text:list-item>
                  <text:list-item>
                    <text:p xml:id="id84" text:id="id84">ORM for conf files (and in C!)</text:p>
                  </text:list-item>
                  <text:list-item>
                    <text:p xml:id="id85" text:id="id85">Reload safe, type “safety”, data sanitization</text:p>
                  </text:list-item>
                  <text:list-item>
                    <text:p xml:id="id86" text:id="id86">Doesn't handle dynamic real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1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Sorcery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Sorcery</text:span></text:p>
                <text:list>
                  <text:list-item>
                    <text:p>A generic Data Abstraction Layer</text:p>
                  </text:list-item>
                  <text:list-item>
                    <text:p>Wizards provide mapping from an object to a data storage</text:p>
                  </text:list-item>
                  <text:list-item>
                    <text:p>Similar syntax/notation to configuration framework</text:p>
                  </text:list-item>
                  <text:list-item>
                    <text:p>Supports CRUD operations</text:p>
                  </text:list-item>
                  <text:list-item>
                    <text:p>Can configure a hierarchy with caches</text:p>
                  </text:list-item>
                </text:list>
              </text:list-item>
              <text:list-item>
                <text:p xml:id="id87" text:id="id87"><text:span text:style-name="T8">Wizards</text:span></text:p>
                <text:list>
                  <text:list-item>
                    <text:p xml:id="id88" text:id="id88">Memory</text:p>
                  </text:list-item>
                  <text:list-item>
                    <text:p xml:id="id89" text:id="id89">AstDB</text:p>
                  </text:list-item>
                  <text:list-item>
                    <text:p xml:id="id90" text:id="id90">Static conf files, static realtime: uses configuration framework</text:p>
                  </text:list-item>
                  <text:list-item>
                    <text:p xml:id="id91" text:id="id91">Realtime (dynamic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2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Sorcery</text:p>
          </draw:text-box>
        </draw:frame>
        <draw:custom-shape draw:style-name="gr14" draw:text-style-name="P11" xml:id="id2" draw:id="id2" draw:layer="layout" svg:width="6.985cm" svg:height="1.27cm" svg:x="10.795cm" svg:y="12.7cm">
          <text:p text:style-name="P8"><text:span text:style-name="T11">config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" draw:id="id3" draw:layer="layout" svg:width="3.175cm" svg:height="3.175cm" svg:x="14.605cm" svg:y="14.605cm">
          <text:p text:style-name="P8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2" xml:id="id1" draw:id="id1" draw:layer="layout" svg:width="3.175cm" svg:height="3.175cm" svg:x="10.795cm" svg:y="14.605cm">
          <text:p text:style-name="P8"><text:span text:style-name="T9">File</text:span></text:p>
          <text:p text:style-name="P8"><text:span text:style-name="T9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xml:id="id8" draw:id="id8" draw:layer="layout" svg:width="4.445cm" svg:height="1.27cm" svg:x="8.255cm" svg:y="10.595cm">
          <text:p text:style-name="P8"><text:span text:style-name="T11">config_op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" draw:id="id5" draw:layer="layout" svg:width="4.499cm" svg:height="1.27cm" svg:x="4.445cm" svg:y="12.696cm">
          <text:p text:style-name="P8"><text:span text:style-name="T11">db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4" draw:id="id4" draw:layer="layout" svg:width="3.175cm" svg:height="3.175cm" svg:x="5.103cm" svg:y="14.598cm">
          <text:p text:style-name="P8"><text:span text:style-name="T9">Ast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1" xml:id="id6" draw:id="id6" draw:layer="layout" svg:width="6.35cm" svg:height="1.27cm" svg:x="0.635cm" svg:y="8.69cm">
          <text:p text:style-name="P8"><text:span text:style-name="T11">res_sorcery_astdb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9" draw:id="id9" draw:layer="layout" svg:width="6.35cm" svg:height="1.27cm" svg:x="7.62cm" svg:y="8.69cm">
          <text:p text:style-name="P8"><text:span text:style-name="T11">res_sorcery_config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7" draw:id="id7" draw:layer="layout" svg:width="6.35cm" svg:height="1.27cm" svg:x="13.335cm" svg:y="10.595cm">
          <text:p text:style-name="P8"><text:span text:style-name="T11">res_sorcery_realti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11" draw:id="id11" draw:layer="layout" svg:width="6.35cm" svg:height="1.27cm" svg:x="18.415cm" svg:y="8.69cm">
          <text:p text:style-name="P8"><text:span text:style-name="T11">res_sorcery_memory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0" draw:id="id10" draw:layer="layout" svg:width="6.35cm" svg:height="1.27cm" svg:x="9.56cm" svg:y="5.885cm">
          <text:p text:style-name="P8"><text:span text:style-name="T11">sorcery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12" draw:id="id12" draw:layer="layout" svg:width="6.35cm" svg:height="1.27cm" svg:x="9.525cm" svg:y="4.18cm">
          <text:p text:style-name="P8"><text:span text:style-name="T11">res_pjsip</text:span></text:p>
          <draw:enhanced-geometry svg:viewBox="0 0 21600 21600" draw:type="rectangle" draw:enhanced-path="M 0 0 L 21600 0 21600 21600 0 21600 0 0 Z N"/>
        </draw:custom-shape>
        <draw:connector draw:style-name="gr19" draw:layer="layout" svg:x1="12.383cm" svg:y1="14.605cm" svg:x2="14.287cm" svg:y2="13.97cm" draw:start-shape="id1" draw:start-glue-point="5" draw:end-shape="id2" draw:end-glue-point="2" svg:d="m12383 14605v-318h1904v-317">
          <text:p/>
        </draw:connector>
        <draw:connector draw:style-name="gr19" draw:layer="layout" svg:x1="16.193cm" svg:y1="14.605cm" svg:x2="14.287cm" svg:y2="13.97cm" draw:start-shape="id3" draw:start-glue-point="5" draw:end-shape="id2" draw:end-glue-point="2" svg:d="m16193 14605v-318h-1906v-317">
          <text:p/>
        </draw:connector>
        <draw:connector draw:style-name="gr19" draw:layer="layout" svg:x1="6.691cm" svg:y1="14.598cm" svg:x2="6.694cm" svg:y2="13.966cm" draw:start-shape="id4" draw:start-glue-point="5" draw:end-shape="id5" draw:end-glue-point="2" svg:d="m6691 14598v-316h3v-316">
          <text:p/>
        </draw:connector>
        <draw:connector draw:style-name="gr19" draw:layer="layout" svg:x1="6.694cm" svg:y1="12.696cm" svg:x2="3.81cm" svg:y2="9.96cm" draw:start-shape="id5" draw:start-glue-point="0" draw:end-shape="id6" svg:d="m6694 12696v-1368h-2884v-1368">
          <text:p/>
        </draw:connector>
        <draw:connector draw:style-name="gr19" draw:layer="layout" svg:x1="14.287cm" svg:y1="12.7cm" svg:x2="16.51cm" svg:y2="11.865cm" draw:start-shape="id2" draw:start-glue-point="0" draw:end-shape="id7" draw:end-glue-point="2" svg:d="m14287 12700v-417h2223v-418">
          <text:p/>
        </draw:connector>
        <draw:connector draw:style-name="gr19" draw:layer="layout" svg:x1="14.287cm" svg:y1="12.7cm" svg:x2="10.477cm" svg:y2="11.865cm" draw:start-shape="id2" draw:start-glue-point="0" draw:end-shape="id8" draw:end-glue-point="2" svg:d="m14287 12700v-417h-3810v-418">
          <text:p/>
        </draw:connector>
        <draw:connector draw:style-name="gr19" draw:layer="layout" svg:x1="10.477cm" svg:y1="10.595cm" svg:x2="10.795cm" svg:y2="9.96cm" draw:start-shape="id8" draw:start-glue-point="0" draw:end-shape="id9" draw:end-glue-point="2" svg:d="m10477 10595v-317h318v-318">
          <text:p/>
        </draw:connector>
        <draw:connector draw:style-name="gr19" draw:layer="layout" draw:line-skew="-0.403cm" svg:x1="12.735cm" svg:y1="7.155cm" svg:x2="3.81cm" svg:y2="8.69cm" draw:start-shape="id10" draw:start-glue-point="2" draw:end-shape="id6" draw:end-glue-point="0" svg:d="m12735 7155v365h-8925v1170">
          <text:p/>
        </draw:connector>
        <draw:connector draw:style-name="gr19" draw:layer="layout" draw:line-skew="-0.403cm" svg:x1="12.735cm" svg:y1="7.155cm" svg:x2="10.795cm" svg:y2="8.69cm" draw:start-shape="id10" draw:start-glue-point="2" draw:end-shape="id9" draw:end-glue-point="0" svg:d="m12735 7155v365h-1940v1170">
          <text:p/>
        </draw:connector>
        <draw:connector draw:style-name="gr19" draw:layer="layout" draw:line-skew="-1.355cm" svg:x1="12.735cm" svg:y1="7.155cm" svg:x2="16.51cm" svg:y2="10.595cm" draw:start-shape="id10" draw:start-glue-point="2" draw:end-shape="id7" draw:end-glue-point="0" svg:d="m12735 7155v365h3775v3075">
          <text:p/>
        </draw:connector>
        <draw:connector draw:style-name="gr19" draw:layer="layout" draw:line-skew="-0.403cm" svg:x1="12.735cm" svg:y1="7.155cm" svg:x2="21.59cm" svg:y2="8.69cm" draw:start-shape="id10" draw:start-glue-point="2" draw:end-shape="id11" draw:end-glue-point="0" svg:d="m12735 7155v365h8855v1170">
          <text:p/>
        </draw:connector>
        <draw:connector draw:style-name="gr19" draw:layer="layout" svg:x1="12.7cm" svg:y1="5.45cm" svg:x2="12.735cm" svg:y2="5.885cm" draw:start-shape="id12" draw:start-glue-point="2" draw:end-shape="id10" draw:end-glue-point="0" svg:d="m12700 5450v218h35v217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2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4T3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Some PJSIP Objects</text:p>
          </draw:text-box>
        </draw:frame>
        <draw:frame presentation:style-name="pr7" draw:layer="layout" svg:width="9.037cm" svg:height="12.573cm" svg:x="3.5cm" svg:y="3.801cm" presentation:class="outline">
          <draw:text-box>
            <text:list text:style-name="L3">
              <text:list-item>
                <text:p>Endpoints</text:p>
                <text:list>
                  <text:list-item>
                    <text:p>The 'primary' configuration object</text:p>
                  </text:list-item>
                  <text:list-item>
                    <text:p>Implicitly match requests by user</text:p>
                  </text:list-item>
                </text:list>
              </text:list-item>
              <text:list-item>
                <text:p>AOR (Address of Record)</text:p>
                <text:list>
                  <text:list-item>
                    <text:p>How and where an endpoint is contacted</text:p>
                  </text:list-item>
                </text:list>
              </text:list-item>
              <text:list-item>
                <text:p>Auth - authentication</text:p>
              </text:list-item>
              <text:list-item>
                <text:p>Transport</text:p>
              </text:list-item>
              <text:list-item>
                <text:p>Registration</text:p>
              </text:list-item>
              <text:list-item>
                <text:p>Identify</text:p>
                <text:list>
                  <text:list-item>
                    <text:p>Identification services other than by user</text:p>
                  </text:list-item>
                </text:list>
              </text:list-item>
            </text:list>
          </draw:text-box>
        </draw:frame>
        <draw:rect draw:style-name="gr20" xml:id="id13" draw:id="id13" draw:layer="layout" svg:width="5.715cm" svg:height="1.27cm" svg:x="13.97cm" svg:y="4.445cm">
          <text:p>Endpoint</text:p>
        </draw:rect>
        <draw:rect draw:style-name="gr20" xml:id="id14" draw:id="id14" draw:layer="layout" svg:width="5.715cm" svg:height="1.27cm" svg:x="18.415cm" svg:y="6.985cm">
          <text:p>AOR</text:p>
        </draw:rect>
        <draw:rect draw:style-name="gr20" xml:id="id15" draw:id="id15" draw:layer="layout" svg:width="5.715cm" svg:height="1.27cm" svg:x="18.415cm" svg:y="8.89cm">
          <text:p>Auth</text:p>
        </draw:rect>
        <draw:rect draw:style-name="gr20" xml:id="id16" draw:id="id16" draw:layer="layout" svg:width="5.715cm" svg:height="1.27cm" svg:x="18.415cm" svg:y="10.795cm">
          <text:p>Transport</text:p>
        </draw:rect>
        <draw:rect draw:style-name="gr20" xml:id="id17" draw:id="id17" draw:layer="layout" svg:width="5.715cm" svg:height="1.27cm" svg:x="18.415cm" svg:y="12.7cm">
          <text:p>Identify</text:p>
        </draw:rect>
        <draw:connector draw:style-name="gr21" draw:layer="layout" svg:x1="16.827cm" svg:y1="5.715cm" svg:x2="18.415cm" svg:y2="7.62cm" draw:start-shape="id13" draw:start-glue-point="2" draw:end-shape="id14" draw:end-glue-point="3" svg:d="m16827 5715v1905h1588">
          <text:p/>
        </draw:connector>
        <draw:connector draw:style-name="gr21" draw:layer="layout" svg:x1="16.827cm" svg:y1="5.715cm" svg:x2="18.415cm" svg:y2="9.525cm" draw:start-shape="id13" draw:start-glue-point="2" draw:end-shape="id15" draw:end-glue-point="3" svg:d="m16827 5715v3810h1588">
          <text:p/>
        </draw:connector>
        <draw:connector draw:style-name="gr21" draw:layer="layout" svg:x1="16.827cm" svg:y1="5.715cm" svg:x2="18.415cm" svg:y2="11.43cm" draw:start-shape="id13" draw:start-glue-point="2" draw:end-shape="id16" draw:end-glue-point="3" svg:d="m16827 5715v5715h1588">
          <text:p/>
        </draw:connector>
        <draw:connector draw:style-name="gr21" draw:layer="layout" svg:x1="16.827cm" svg:y1="5.715cm" svg:x2="18.415cm" svg:y2="13.335cm" draw:start-shape="id13" draw:start-glue-point="2" draw:end-shape="id17" draw:end-glue-point="3" svg:d="m16827 5715v7620h1588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22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4T3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Some PJSIP Objects</text:p>
          </draw:text-box>
        </draw:frame>
        <draw:frame presentation:style-name="pr7" draw:layer="layout" svg:width="9.037cm" svg:height="12.573cm" svg:x="3.5cm" svg:y="3.801cm" presentation:class="outline">
          <draw:text-box>
            <text:list text:style-name="L3">
              <text:list-item>
                <text:p>Endpoints</text:p>
                <text:list>
                  <text:list-item>
                    <text:p>The 'primary' configuration object</text:p>
                  </text:list-item>
                  <text:list-item>
                    <text:p>Implicitly match requests by user</text:p>
                  </text:list-item>
                </text:list>
              </text:list-item>
              <text:list-item>
                <text:p>AOR (Address of Record)</text:p>
                <text:list>
                  <text:list-item>
                    <text:p>How and where an endpoint is contacted</text:p>
                  </text:list-item>
                </text:list>
              </text:list-item>
              <text:list-item>
                <text:p>Auth - authentication</text:p>
              </text:list-item>
              <text:list-item>
                <text:p>Transport</text:p>
              </text:list-item>
              <text:list-item>
                <text:p>Registration</text:p>
              </text:list-item>
              <text:list-item>
                <text:p>Identify</text:p>
                <text:list>
                  <text:list-item>
                    <text:p>Identification services other than by user</text:p>
                  </text:list-item>
                </text:list>
              </text:list-item>
            </text:list>
          </draw:text-box>
        </draw:frame>
        <draw:rect draw:style-name="gr20" draw:text-style-name="P9" draw:layer="layout" svg:width="5.715cm" svg:height="1.27cm" svg:x="18.415cm" svg:y="6.985cm">
          <text:p><text:span text:style-name="T10">AOR</text:span></text:p>
        </draw:rect>
        <draw:rect draw:style-name="gr20" draw:text-style-name="P9" xml:id="id19" draw:id="id19" draw:layer="layout" svg:width="5.715cm" svg:height="1.27cm" svg:x="18.415cm" svg:y="8.89cm">
          <text:p><text:span text:style-name="T10">Auth</text:span></text:p>
        </draw:rect>
        <draw:rect draw:style-name="gr20" draw:text-style-name="P9" xml:id="id20" draw:id="id20" draw:layer="layout" svg:width="5.715cm" svg:height="1.27cm" svg:x="18.415cm" svg:y="10.795cm">
          <text:p><text:span text:style-name="T10">Transport</text:span></text:p>
        </draw:rect>
        <draw:rect draw:style-name="gr20" draw:text-style-name="P9" draw:layer="layout" svg:width="5.715cm" svg:height="1.27cm" svg:x="18.415cm" svg:y="12.7cm">
          <text:p><text:span text:style-name="T10">Identify</text:span></text:p>
        </draw:rect>
        <draw:rect draw:style-name="gr20" draw:text-style-name="P9" xml:id="id18" draw:id="id18" draw:layer="layout" svg:width="5.715cm" svg:height="1.27cm" svg:x="13.97cm" svg:y="15.24cm">
          <text:p><text:span text:style-name="T10">Registration</text:span></text:p>
        </draw:rect>
        <draw:connector draw:style-name="gr21" draw:layer="layout" svg:x1="16.827cm" svg:y1="15.24cm" svg:x2="18.415cm" svg:y2="9.525cm" draw:start-shape="id18" draw:start-glue-point="0" draw:end-shape="id19" draw:end-glue-point="3" svg:d="m16827 15240v-5715h1588">
          <text:p/>
        </draw:connector>
        <draw:connector draw:style-name="gr21" draw:layer="layout" svg:x1="16.827cm" svg:y1="15.24cm" svg:x2="18.415cm" svg:y2="11.43cm" draw:start-shape="id18" draw:start-glue-point="0" draw:end-shape="id20" draw:end-glue-point="3" svg:d="m16827 15240v-3810h1588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23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Example Config - Phone</text:p>
          </draw:text-box>
        </draw:frame>
        <draw:frame presentation:style-name="pr7" draw:text-style-name="P13" draw:layer="layout" svg:width="18.521cm" svg:height="12.573cm" svg:x="3.5cm" svg:y="3.801cm" presentation:class="outline">
          <draw:text-box>
            <text:list text:style-name="L3">
              <text:list-header>
                <text:p><text:span text:style-name="T12">[foobar]</text:span><text:span text:style-name="T12"><text:line-break/></text:span><text:span text:style-name="T12">type=endpoint</text:span><text:span text:style-name="T12"><text:line-break/></text:span><text:span text:style-name="T12">context=office</text:span><text:span text:style-name="T12"><text:line-break/></text:span><text:span text:style-name="T12">disallow=all</text:span><text:span text:style-name="T12"><text:line-break/></text:span><text:span text:style-name="T12">allow=ulaw</text:span><text:span text:style-name="T12"><text:line-break/></text:span><text:span text:style-name="T12">allow=speex</text:span><text:span text:style-name="T12"><text:line-break/></text:span><text:span text:style-name="T12">aors=foobar</text:span><text:span text:style-name="T12"><text:line-break/></text:span><text:span text:style-name="T12">auth=foobar</text:span></text:p>
                <text:p><text:span text:style-name="T12">[foobar]</text:span><text:span text:style-name="T12"><text:line-break/></text:span><text:span text:style-name="T12">type=auth</text:span><text:span text:style-name="T12"><text:line-break/></text:span><text:span text:style-name="T12">auth_type=userpass</text:span><text:span text:style-name="T12"><text:line-break/></text:span><text:span text:style-name="T12">username=foo</text:span><text:span text:style-name="T12"><text:line-break/></text:span><text:span text:style-name="T12">password=secret</text:span></text:p>
                <text:p><text:span text:style-name="T12">[foobar]</text:span><text:span text:style-name="T12"><text:line-break/></text:span><text:span text:style-name="T12">type=aor</text:span><text:span text:style-name="T12"><text:line-break/></text:span><text:span text:style-name="T12">max_contacts=10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Example Config – Trunk with registration</text:p>
          </draw:text-box>
        </draw:frame>
        <draw:frame presentation:style-name="pr7" draw:text-style-name="P13" draw:layer="layout" svg:width="18.521cm" svg:height="12.573cm" svg:x="3.5cm" svg:y="3.801cm" presentation:class="outline">
          <draw:text-box>
            <text:list text:style-name="L3">
              <text:list-header>
                <text:p><text:span text:style-name="T12">[my_trunk]</text:span><text:span text:style-name="T12"><text:line-break/></text:span><text:span text:style-name="T12">type=endpoint</text:span><text:span text:style-name="T12"><text:line-break/></text:span><text:span text:style-name="T12">context=inbound</text:span><text:span text:style-name="T12"><text:line-break/></text:span><text:span text:style-name="T12">disallow=all</text:span><text:span text:style-name="T12"><text:line-break/></text:span><text:span text:style-name="T12">allow=ulaw</text:span><text:span text:style-name="T12"><text:line-break/></text:span><text:span text:style-name="T12">outbound_auth=my_trunk</text:span><text:span text:style-name="T12"><text:line-break/></text:span><text:span text:style-name="T12">aors=my_trunk</text:span></text:p>
                <text:p><text:span text:style-name="T12">[my_trunk]</text:span><text:span text:style-name="T12"><text:line-break/></text:span><text:span text:style-name="T12">type=auth</text:span><text:span text:style-name="T12"><text:line-break/></text:span><text:span text:style-name="T12">auth_type=userpass</text:span><text:span text:style-name="T12"><text:line-break/></text:span><text:span text:style-name="T12">username=matt</text:span><text:span text:style-name="T12"><text:line-break/></text:span><text:span text:style-name="T12">password=supersecret</text:span></text:p>
                <text:p><text:span text:style-name="T12">[my_trunk]</text:span><text:span text:style-name="T12"><text:line-break/></text:span><text:span text:style-name="T12">type=registration</text:span><text:span text:style-name="T12"><text:line-break/></text:span><text:span text:style-name="T12">outbound_auth=my_trunk</text:span><text:span text:style-name="T12"><text:line-break/></text:span><text:span text:style-name="T12">server_uri=sip:myprovider.com</text:span><text:span text:style-name="T12"><text:line-break/></text:span><text:span text:style-name="T12">client_uri=sip:1234@myprovider.com</text:span><text:span text:style-name="T12"><text:line-break/></text:span><text:span text:style-name="T12"/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5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: What Got Done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Calls</text:span></text:p>
                <text:list>
                  <text:list-item>
                    <text:p>Caller ID/Connected Line</text:p>
                  </text:list-item>
                  <text:list-item>
                    <text:p>Redirecting/forwarding</text:p>
                  </text:list-item>
                  <text:list-item>
                    <text:p>Media (audio/video); fax</text:p>
                  </text:list-item>
                  <text:list-item>
                    <text:p>DTMF (inband, RTP)</text:p>
                  </text:list-item>
                  <text:list-item>
                    <text:p>Session timers</text:p>
                  </text:list-item>
                  <text:list-item>
                    <text:p>PRACK/100rel</text:p>
                  </text:list-item>
                  <text:list-item>
                    <text:p>Reason header</text:p>
                  </text:list-item>
                  <text:list-item>
                    <text:p>Transports (UDP/TCP/TLS/WS)</text:p>
                  </text:list-item>
                </text:list>
              </text:list-item>
              <text:list-item>
                <text:p><text:span text:style-name="T8">Authentication</text:span></text:p>
                <text:list>
                  <text:list-item>
                    <text:p>Username/password; digest</text:p>
                  </text:list-item>
                  <text:list-item>
                    <text:p>Always 401 reject</text:p>
                  </text:list-item>
                </text:list>
              </text:list-item>
              <text:list-item>
                <text:p><text:span text:style-name="T8">Media</text:span></text:p>
                <text:list>
                  <text:list-item>
                    <text:p>SDES-SRTP, DTLS-SRTP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6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: What Got Done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Transfers</text:span></text:p>
                <text:list>
                  <text:list-item>
                    <text:p>INVITE w/ Replaces</text:p>
                  </text:list-item>
                  <text:list-item>
                    <text:p>Refer handling with NOTIFY</text:p>
                  </text:list-item>
                  <text:list-item>
                    <text:p>Blind/attended transfers</text:p>
                  </text:list-item>
                </text:list>
              </text:list-item>
              <text:list-item>
                <text:p><text:span text:style-name="T8">INFO</text:span></text:p>
                <text:list>
                  <text:list-item>
                    <text:p>DTMF</text:p>
                  </text:list-item>
                  <text:list-item>
                    <text:p>Fast picture update</text:p>
                  </text:list-item>
                  <text:list-item>
                    <text:p>One touch recording</text:p>
                  </text:list-item>
                </text:list>
              </text:list-item>
              <text:list-item>
                <text:p><text:span text:style-name="T8">Messaging</text:span></text:p>
                <text:list>
                  <text:list-item>
                    <text:p>MessageSend integration</text:p>
                  </text:list-item>
                  <text:list-item>
                    <text:p>In call/out of call</text:p>
                  </text:list-item>
                </text:list>
              </text:list-item>
              <text:list-item>
                <text:p><text:span text:style-name="T8">ACLs (initial support)</text:span></text:p>
              </text:list-item>
              <text:list-item>
                <text:p><text:span text:style-name="T8">SIP Security Framework integration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7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: What Got Done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Registration and Registrar</text:span></text:p>
                <text:list>
                  <text:list-item>
                    <text:p>Multiple registrations on an AOR</text:p>
                  </text:list-item>
                  <text:list-item>
                    <text:p>Everything you expect: re-registration, unregistration, etc.</text:p>
                  </text:list-item>
                </text:list>
              </text:list-item>
              <text:list-item>
                <text:p><text:span text:style-name="T8">Qualify</text:span></text:p>
              </text:list-item>
              <text:list-item>
                <text:p><text:span text:style-name="T8">NOTIFY request</text:span></text:p>
                <text:list>
                  <text:list-item>
                    <text:p>CLI/AMI initiated</text:p>
                  </text:list-item>
                  <text:list-item>
                    <text:p>Configurable payload</text:p>
                  </text:list-item>
                </text:list>
              </text:list-item>
              <text:list-item>
                <text:p><text:span text:style-name="T8">Trace Logging</text:span></text:p>
              </text:list-item>
              <text:list-item>
                <text:p><text:span text:style-name="T8">Publish/subscribe handling</text:span></text:p>
                <text:list>
                  <text:list-item>
                    <text:p>MWI</text:p>
                  </text:list-item>
                  <text:list-item>
                    <text:p>Extension state (PIDF, XPIDF, CPIM-PIDF)</text:p>
                  </text:list-item>
                  <text:list-item>
                    <text:p>Beginning PUBLISH suppor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8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PJSIP: Friends who Didn't Make It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Many AMI/CLI commands</text:span></text:p>
                <text:list>
                  <text:list-item>
                    <text:p>Coming soon</text:p>
                  </text:list-item>
                </text:list>
              </text:list-item>
              <text:list-item>
                <text:p><text:span text:style-name="T8">CHANNEL function integration</text:span></text:p>
                <text:list>
                  <text:list-item>
                    <text:p>Also coming soon</text:p>
                  </text:list-item>
                </text:list>
              </text:list-item>
              <text:list-item>
                <text:p><text:span text:style-name="T8">Real-Time Text</text:span></text:p>
              </text:list-item>
              <text:list-item>
                <text:p><text:span text:style-name="T8">Call Completion Supplementary Services</text:span></text:p>
                <text:list>
                  <text:list-item>
                    <text:p>PUBLISH infrastructure in place to support it</text:p>
                  </text:list-item>
                </text:list>
              </text:list-item>
              <text:list-item>
                <text:p><text:span text:style-name="T8">Advice of Charge (AOC)</text:span></text:p>
              </text:list-item>
              <text:list-item>
                <text:p><text:span text:style-name="T8">SNOM extension state additions</text:span></text:p>
              </text:list-item>
              <text:list-item>
                <text:p><text:span text:style-name="T8">SIP History tracking</text:span></text:p>
              </text:list-item>
              <text:list-item>
                <text:p><text:span text:style-name="T8">Path support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2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Core Change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Goal: Facilitate APIs</text:span></text:p>
                <text:list>
                  <text:list-item>
                    <text:p>Complaint: channel name changes</text:p>
                  </text:list-item>
                  <text:list-item>
                    <text:p>Caused by masquerades</text:p>
                    <text:list>
                      <text:list-item>
                        <text:p>Masquerades used as a mechanism to work through Asterisk's threading model involving multiple channels</text:p>
                      </text:list-item>
                    </text:list>
                  </text:list-item>
                  <text:list-item>
                    <text:p>Complaint: AMI event inconsistency</text:p>
                  </text:list-item>
                </text:list>
              </text:list-item>
              <text:list-item>
                <text:p xml:id="id92" text:id="id92"><text:span text:style-name="T8">Masquerades &amp; Bridging threading model</text:span></text:p>
                <text:list>
                  <text:list-item>
                    <text:p xml:id="id93" text:id="id93">Bridge is a state channels are in, not an object</text:p>
                  </text:list-item>
                  <text:list-item>
                    <text:p xml:id="id94" text:id="id94">One thread per “call”: service inbound/outbound channel</text:p>
                    <text:list>
                      <text:list-item>
                        <text:p xml:id="id95" text:id="id95">Multi-party bridges: what is a call?</text:p>
                      </text:list-item>
                      <text:list-item>
                        <text:p xml:id="id96" text:id="id96">Transfers</text:p>
                      </text:list-item>
                      <text:list-item>
                        <text:p xml:id="id97" text:id="id97">Call pickup, parking, etc.</text:p>
                      </text:list-item>
                    </text:list>
                  </text:list-item>
                  <text:list-item>
                    <text:p xml:id="id98" text:id="id98">Masquerades required to do anything complex</text:p>
                  </text:list-item>
                  <text:list-item>
                    <text:p xml:id="id99" text:id="id99">CDRs/CEL/AMI scattered throughout bridging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Core Changes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 xml:id="id100" text:id="id100"><text:span text:style-name="T8">Event inconsistency</text:span></text:p>
                <text:list>
                  <text:list-item>
                    <text:p xml:id="id101" text:id="id101">Events are strings published throughout code base</text:p>
                    <text:list>
                      <text:list-item>
                        <text:p xml:id="id102" text:id="id102">No relationship to the entity that they are published for</text:p>
                      </text:list-item>
                    </text:list>
                  </text:list-item>
                  <text:list-item>
                    <text:p xml:id="id103" text:id="id103">Tightly coupled to AMI</text:p>
                  </text:list-item>
                  <text:list-item>
                    <text:p xml:id="id104" text:id="id104">Channel lifetime issues</text:p>
                    <text:list>
                      <text:list-item>
                        <text:p xml:id="id105" text:id="id105">Masquerades, again</text:p>
                      </text:list-item>
                    </text:list>
                  </text:list-item>
                </text:list>
              </text:list-item>
              <text:list-item>
                <text:p xml:id="id106" text:id="id106"><text:span text:style-name="T8">Wish List:</text:span></text:p>
                <text:list>
                  <text:list-item>
                    <text:p xml:id="id107" text:id="id107">Bridging API: bridges are a first class citizen</text:p>
                    <text:list>
                      <text:list-item>
                        <text:p xml:id="id108" text:id="id108">Death of masquerades (almost everywhere)</text:p>
                      </text:list-item>
                      <text:list-item>
                        <text:p xml:id="id109" text:id="id109">Decouple bridge state from channel state</text:p>
                      </text:list-item>
                    </text:list>
                  </text:list-item>
                  <text:list-item>
                    <text:p xml:id="id110" text:id="id110">Message bus: decouple consumers of state from producers</text:p>
                    <text:list>
                      <text:list-item>
                        <text:p xml:id="id111" text:id="id111">CDRs/CEL/AMI should consume state from objects</text:p>
                      </text:list-item>
                      <text:list-item>
                        <text:p xml:id="id112" text:id="id112">Keep bridging, channel code 'clean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Bridging API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8">Introduced in Asterisk 1.6.0</text:span></text:p>
                <text:list>
                  <text:list-item>
                    <text:p>ConfBridge built on top of it</text:p>
                  </text:list-item>
                  <text:list-item>
                    <text:p>Vast majority has been unused</text:p>
                  </text:list-item>
                </text:list>
              </text:list-item>
              <text:list-item>
                <text:p><text:span text:style-name="T8">Bridge is an object with state</text:span></text:p>
                <text:list>
                  <text:list-item>
                    <text:p xml:id="id113" text:id="id113">Bridge has a mixing technology (strategy pattern)</text:p>
                  </text:list-item>
                  <text:list-item>
                    <text:p xml:id="id114" text:id="id114">Bridge has a class that determines behavior</text:p>
                  </text:list-item>
                  <text:list-item>
                    <text:p xml:id="id115" text:id="id115">Example: Parking</text:p>
                    <text:list>
                      <text:list-item>
                        <text:p xml:id="id116" text:id="id116">Bridge class is Parking, which maintains information about who is parked where</text:p>
                      </text:list-item>
                      <text:list-item>
                        <text:p xml:id="id117" text:id="id117">Bridge mixing technology is Holding, which determines how the media from channels is handl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2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Bridging AP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Mixing Technologies</text:span></text:p>
                <text:list>
                  <text:list-item>
                    <text:p>Mixing technologies determine media behavior</text:p>
                    <text:list>
                      <text:list-item>
                        <text:p>Mixing technologies have properties</text:p>
                      </text:list-item>
                      <text:list-item>
                        <text:p>Chosen based on channels, bridge properties</text:p>
                      </text:list-item>
                    </text:list>
                  </text:list-item>
                  <text:list-item>
                    <text:p>Native:</text:p>
                    <text:list>
                      <text:list-item>
                        <text:p>bridge_native_rtp – RTP channels. Supports remote and local</text:p>
                      </text:list-item>
                      <text:list-item>
                        <text:p>bridget_native_dahdi</text:p>
                      </text:list-item>
                    </text:list>
                  </text:list-item>
                  <text:list-item>
                    <text:p>Simple – two party mixing</text:p>
                  </text:list-item>
                  <text:list-item>
                    <text:p>Softmix – multi-party mixing</text:p>
                  </text:list-item>
                  <text:list-item>
                    <text:p>Holding – multi-party, multi-receive single-send</text:p>
                  </text:list-item>
                </text:list>
              </text:list-item>
              <text:list-item>
                <text:p xml:id="id118" text:id="id118"><text:span text:style-name="T8">Bridges are smart</text:span></text:p>
                <text:list>
                  <text:list-item>
                    <text:p xml:id="id119" text:id="id119">Mixing technology changes as channels in bridge chan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Bridging AP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Threading model</text:span></text:p>
                <text:list>
                  <text:list-item>
                    <text:p>Each channel in a bridge has a thread</text:p>
                    <text:list>
                      <text:list-item>
                        <text:p>ast_bridge_join: blocking</text:p>
                      </text:list-item>
                      <text:list-item>
                        <text:p>ast_bridge_impart: non-blocking (gives channel a new thread)</text:p>
                      </text:list-item>
                    </text:list>
                  </text:list-item>
                  <text:list-item>
                    <text:p>A single bridge manager services bridges for external requests</text:p>
                    <text:list>
                      <text:list-item>
                        <text:p>Bridge manager has its own thread</text:p>
                      </text:list-item>
                    </text:list>
                  </text:list-item>
                </text:list>
              </text:list-item>
              <text:list-item>
                <text:p xml:id="id120" text:id="id120"><text:span text:style-name="T8">Moving between bridges</text:span></text:p>
                <text:list>
                  <text:list-item>
                    <text:p xml:id="id121" text:id="id121">Channels can be pushed/pulled into a bridge</text:p>
                  </text:list-item>
                  <text:list-item>
                    <text:p xml:id="id122" text:id="id122">Channels can leave a bridge on their thread</text:p>
                  </text:list-item>
                  <text:list-item>
                    <text:p xml:id="id123" text:id="id123">A channel can swap with another chann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Bridging API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8">Features!</text:span></text:p>
                <text:list>
                  <text:list-item>
                    <text:p>Features have their own framework</text:p>
                    <text:list>
                      <text:list-item>
                        <text:p>Provided by loadable modules</text:p>
                      </text:list-item>
                      <text:list-item>
                        <text:p>DTMF triggered</text:p>
                      </text:list-item>
                      <text:list-item>
                        <text:p>Interval triggered</text:p>
                      </text:list-item>
                    </text:list>
                  </text:list-item>
                  <text:list-item>
                    <text:p>Typically used by increasingly inaptly named “basic” bridge</text:p>
                    <text:list>
                      <text:list-item>
                        <text:p>Bridge class (understands features)</text:p>
                      </text:list-item>
                      <text:list-item>
                        <text:p>Independent of mixing technology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35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</text:p>
          </draw:text-box>
        </draw:frame>
        <draw:rect draw:style-name="gr7" xml:id="id21" draw:id="id21" draw:layer="layout" svg:width="5.715cm" svg:height="1.905cm" svg:x="1.27cm" svg:y="5.715cm">
          <text:p>PJSIP/Alice</text:p>
        </draw:rect>
        <draw:rect draw:style-name="gr7" xml:id="id23" draw:id="id23" draw:layer="layout" svg:width="5.715cm" svg:height="1.905cm" svg:x="18.415cm" svg:y="5.715cm">
          <text:p>PJSIP/Bob</text:p>
        </draw:rect>
        <draw:custom-shape draw:style-name="gr17" draw:text-style-name="P8" xml:id="id22" draw:id="id22" draw:layer="layout" svg:width="5.08cm" svg:height="3.175cm" svg:x="10.16cm" svg:y="5.08cm">
          <text:p text:style-name="P8">Bridg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21" draw:start-glue-point="1" draw:end-shape="id22" draw:end-glue-point="6" svg:d="m6985 6667h1588v1h1587">
          <text:p/>
        </draw:connector>
        <draw:connector draw:style-name="gr22" draw:layer="layout" svg:x1="15.24cm" svg:y1="6.668cm" svg:x2="18.415cm" svg:y2="6.667cm" draw:start-shape="id22" draw:start-glue-point="10" draw:end-shape="id23" draw:end-glue-point="3" svg:d="m15240 6668h1588v-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36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</text:p>
          </draw:text-box>
        </draw:frame>
        <draw:rect draw:style-name="gr7" draw:text-style-name="P9" xml:id="id24" draw:id="id24" draw:layer="layout" svg:width="5.715cm" svg:height="1.905cm" svg:x="1.27cm" svg:y="5.715cm">
          <text:p><text:span text:style-name="T10">PJSIP/Alice</text:span></text:p>
        </draw:rect>
        <draw:rect draw:style-name="gr7" draw:text-style-name="P9" xml:id="id26" draw:id="id26" draw:layer="layout" svg:width="5.715cm" svg:height="1.905cm" svg:x="1.27cm" svg:y="12.7cm">
          <text:p><text:span text:style-name="T10">PJSIP/Bob</text:span></text:p>
        </draw:rect>
        <draw:custom-shape draw:style-name="gr17" draw:text-style-name="P15" xml:id="id25" draw:id="id25" draw:layer="layout" svg:width="5.08cm" svg:height="3.175cm" svg:x="10.16cm" svg:y="5.08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24" draw:start-glue-point="1" draw:end-shape="id25" draw:end-glue-point="6" svg:d="m6985 6667h1588v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draw:custom-shape draw:style-name="gr17" draw:text-style-name="P15" xml:id="id27" draw:id="id27" draw:layer="layout" svg:width="5.08cm" svg:height="3.175cm" svg:x="10.16cm" svg:y="12.065cm">
          <text:p text:style-name="P8"><text:span text:style-name="T10">Brid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6.611cm" svg:height="1.013cm" svg:x="9.525cm" svg:y="15.497cm">
          <draw:text-box>
            <text:p><text:span text:style-name="T13">Mixing: bridge_simple</text:span></text:p>
          </draw:text-box>
        </draw:frame>
        <draw:connector draw:style-name="gr22" draw:layer="layout" svg:x1="6.985cm" svg:y1="13.652cm" svg:x2="10.16cm" svg:y2="13.653cm" draw:start-shape="id26" draw:start-glue-point="1" draw:end-shape="id27" draw:end-glue-point="6" svg:d="m6985 13652h1588v1h1587">
          <text:p/>
        </draw:connector>
        <draw:rect draw:style-name="gr7" draw:text-style-name="P9" xml:id="id28" draw:id="id28" draw:layer="layout" svg:width="5.715cm" svg:height="1.905cm" svg:x="18.415cm" svg:y="12.7cm">
          <text:p><text:span text:style-name="T10">PJSIP/Charlie</text:span></text:p>
        </draw:rect>
        <draw:connector draw:style-name="gr22" draw:layer="layout" svg:x1="18.415cm" svg:y1="13.652cm" svg:x2="15.24cm" svg:y2="13.653cm" draw:start-shape="id28" draw:start-glue-point="3" draw:end-shape="id27" draw:end-glue-point="10" svg:d="m18415 13652h-1587v1h-1588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37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 – Complete Transfer</text:p>
          </draw:text-box>
        </draw:frame>
        <draw:rect draw:style-name="gr7" draw:text-style-name="P9" xml:id="id29" draw:id="id29" draw:layer="layout" svg:width="5.715cm" svg:height="1.905cm" svg:x="1.27cm" svg:y="5.715cm">
          <text:p><text:span text:style-name="T10">PJSIP/Alice</text:span></text:p>
        </draw:rect>
        <draw:rect draw:style-name="gr7" draw:text-style-name="P9" xml:id="id31" draw:id="id31" draw:layer="layout" svg:width="5.715cm" svg:height="1.905cm" svg:x="1.27cm" svg:y="12.7cm">
          <text:p><text:span text:style-name="T10">PJSIP/Bob</text:span></text:p>
        </draw:rect>
        <draw:custom-shape draw:style-name="gr17" draw:text-style-name="P15" xml:id="id30" draw:id="id30" draw:layer="layout" svg:width="5.08cm" svg:height="3.175cm" svg:x="10.16cm" svg:y="5.08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29" draw:start-glue-point="1" draw:end-shape="id30" draw:end-glue-point="6" svg:d="m6985 6667h1588v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draw:custom-shape draw:style-name="gr17" draw:text-style-name="P15" xml:id="id32" draw:id="id32" draw:layer="layout" svg:width="5.08cm" svg:height="3.175cm" svg:x="10.16cm" svg:y="12.065cm">
          <text:p text:style-name="P8"><text:span text:style-name="T10">Brid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xml:id="id126" draw:id="id126" draw:layer="layout" svg:width="6.611cm" svg:height="1.013cm" svg:x="9.525cm" svg:y="15.497cm">
          <draw:text-box>
            <text:p><text:span text:style-name="T13">Mixing: bridge_simple</text:span></text:p>
          </draw:text-box>
        </draw:frame>
        <draw:connector draw:style-name="gr22" xml:id="id125" draw:id="id125" draw:layer="layout" svg:x1="6.985cm" svg:y1="13.652cm" svg:x2="10.16cm" svg:y2="13.653cm" draw:start-shape="id31" draw:start-glue-point="1" draw:end-shape="id32" draw:end-glue-point="6" svg:d="m6985 13652h1588v1h1587">
          <text:p/>
        </draw:connector>
        <draw:rect draw:style-name="gr7" draw:text-style-name="P9" xml:id="id33" draw:id="id33" draw:layer="layout" svg:width="5.715cm" svg:height="1.905cm" svg:x="18.415cm" svg:y="12.7cm">
          <text:p><text:span text:style-name="T10">PJSIP/Charlie</text:span></text:p>
        </draw:rect>
        <draw:connector draw:style-name="gr22" xml:id="id124" draw:id="id124" draw:layer="layout" svg:x1="18.415cm" svg:y1="13.652cm" svg:x2="15.24cm" svg:y2="13.653cm" draw:start-shape="id33" draw:start-glue-point="3" draw:end-shape="id32" draw:end-glue-point="10" svg:d="m18415 13652h-1587v1h-158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3" svg:path="m0.0125196850393701 0.000599222847915295v-0.36980136748264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4" svg:path="m1.96850393700787E-005-0.00959808773447169v-0.35445809512224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1" smil:type="checkerBoardWipe" smil:subtype="across" smil:mode="out"/>
                  <anim:set smil:begin="0.499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32" smil:type="checkerBoardWipe" smil:subtype="across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5" smil:type="checkerBoardWipe" smil:subtype="across" smil:mode="out"/>
                  <anim:set smil:begin="0.499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6" smil:type="checkerBoardWipe" smil:subtype="across" smil:mode="out"/>
                  <anim:set smil:begin="0.499s" smil:dur="0.001s" smil:fill="hold" smil:targetElement="id12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8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 - Cancel</text:p>
          </draw:text-box>
        </draw:frame>
        <draw:rect draw:style-name="gr7" draw:text-style-name="P9" xml:id="id34" draw:id="id34" draw:layer="layout" svg:width="5.715cm" svg:height="1.905cm" svg:x="1.27cm" svg:y="5.715cm">
          <text:p><text:span text:style-name="T10">PJSIP/Alice</text:span></text:p>
        </draw:rect>
        <draw:rect draw:style-name="gr7" draw:text-style-name="P9" xml:id="id36" draw:id="id36" draw:layer="layout" svg:width="5.715cm" svg:height="1.905cm" svg:x="1.27cm" svg:y="12.7cm">
          <text:p><text:span text:style-name="T10">PJSIP/Bob</text:span></text:p>
        </draw:rect>
        <draw:custom-shape draw:style-name="gr17" draw:text-style-name="P15" xml:id="id35" draw:id="id35" draw:layer="layout" svg:width="5.08cm" svg:height="3.175cm" svg:x="10.16cm" svg:y="5.08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34" draw:start-glue-point="1" draw:end-shape="id35" draw:end-glue-point="6" svg:d="m6985 6667h1588v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draw:custom-shape draw:style-name="gr17" draw:text-style-name="P15" xml:id="id37" draw:id="id37" draw:layer="layout" svg:width="5.08cm" svg:height="3.175cm" svg:x="10.16cm" svg:y="12.065cm">
          <text:p text:style-name="P8"><text:span text:style-name="T10">Brid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xml:id="id129" draw:id="id129" draw:layer="layout" svg:width="6.611cm" svg:height="1.013cm" svg:x="9.525cm" svg:y="15.497cm">
          <draw:text-box>
            <text:p><text:span text:style-name="T13">Mixing: bridge_simple</text:span></text:p>
          </draw:text-box>
        </draw:frame>
        <draw:connector draw:style-name="gr22" xml:id="id127" draw:id="id127" draw:layer="layout" svg:x1="6.985cm" svg:y1="13.652cm" svg:x2="10.16cm" svg:y2="13.653cm" draw:start-shape="id36" draw:start-glue-point="1" draw:end-shape="id37" draw:end-glue-point="6" svg:d="m6985 13652h1588v1h1587">
          <text:p/>
        </draw:connector>
        <draw:rect draw:style-name="gr7" draw:text-style-name="P9" xml:id="id38" draw:id="id38" draw:layer="layout" svg:width="5.715cm" svg:height="1.905cm" svg:x="18.415cm" svg:y="12.7cm">
          <text:p><text:span text:style-name="T10">PJSIP/Charlie</text:span></text:p>
        </draw:rect>
        <draw:connector draw:style-name="gr22" xml:id="id130" draw:id="id130" draw:layer="layout" svg:x1="18.415cm" svg:y1="13.652cm" svg:x2="15.24cm" svg:y2="13.653cm" draw:start-shape="id38" draw:start-glue-point="3" draw:end-shape="id37" draw:end-glue-point="10" svg:d="m18415 13652h-1587v1h-1588">
          <text:p/>
        </draw:connector>
        <draw:rect draw:style-name="gr7" draw:text-style-name="P9" xml:id="id39" draw:id="id39" draw:layer="layout" svg:width="5.715cm" svg:height="1.905cm" svg:x="18.415cm" svg:y="5.715cm">
          <text:p><text:span text:style-name="T10">PJSIP/Bob</text:span></text:p>
        </draw:rect>
        <draw:connector draw:style-name="gr22" xml:id="id128" draw:id="id128" draw:layer="layout" draw:type="lines" svg:x1="18.415cm" svg:y1="6.667cm" svg:x2="15.24cm" svg:y2="6.668cm" draw:start-shape="id39" draw:start-glue-point="3" draw:end-shape="id35" draw:end-glue-point="10" svg:d="m18415 6667h-501l-2172 1h-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6" smil:type="checkerBoardWipe" smil:subtype="across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7" smil:type="checkerBoardWipe" smil:subtype="across" smil:mode="out"/>
                  <anim:set smil:begin="0.499s" smil:dur="0.001s" smil:fill="hold" smil:targetElement="id127" smil:attributeName="visibility" smil:to="hidden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28" smil:attributeName="visibility" smil:to="visible"/>
                  <anim:transitionFilter smil:dur="0.5s" smil:targetElement="id12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7" smil:type="checkerBoardWipe" smil:subtype="across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9" smil:type="checkerBoardWipe" smil:subtype="across" smil:mode="out"/>
                  <anim:set smil:begin="0.499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38" smil:type="checkerBoardWipe" smil:subtype="across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30" smil:type="checkerBoardWipe" smil:subtype="across" smil:mode="out"/>
                  <anim:set smil:begin="0.499s" smil:dur="0.001s" smil:fill="hold" smil:targetElement="id130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39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 - Toggle</text:p>
          </draw:text-box>
        </draw:frame>
        <draw:rect draw:style-name="gr7" draw:text-style-name="P9" xml:id="id40" draw:id="id40" draw:layer="layout" svg:width="5.715cm" svg:height="1.905cm" svg:x="1.27cm" svg:y="5.715cm">
          <text:p><text:span text:style-name="T10">PJSIP/Alice</text:span></text:p>
        </draw:rect>
        <draw:rect draw:style-name="gr7" draw:text-style-name="P9" xml:id="id42" draw:id="id42" draw:layer="layout" svg:width="5.715cm" svg:height="1.905cm" svg:x="1.27cm" svg:y="12.7cm">
          <text:p><text:span text:style-name="T10">PJSIP/Bob</text:span></text:p>
        </draw:rect>
        <draw:custom-shape draw:style-name="gr17" draw:text-style-name="P15" xml:id="id41" draw:id="id41" draw:layer="layout" svg:width="5.08cm" svg:height="3.175cm" svg:x="10.16cm" svg:y="5.08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40" draw:start-glue-point="1" draw:end-shape="id41" draw:end-glue-point="6" svg:d="m6985 6667h1588v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draw:custom-shape draw:style-name="gr17" draw:text-style-name="P15" xml:id="id43" draw:id="id43" draw:layer="layout" svg:width="5.08cm" svg:height="3.175cm" svg:x="10.16cm" svg:y="12.065cm">
          <text:p text:style-name="P8"><text:span text:style-name="T10">Brid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6.611cm" svg:height="1.013cm" svg:x="9.525cm" svg:y="15.497cm">
          <draw:text-box>
            <text:p><text:span text:style-name="T13">Mixing: bridge_simple</text:span></text:p>
          </draw:text-box>
        </draw:frame>
        <draw:connector draw:style-name="gr22" xml:id="id132" draw:id="id132" draw:layer="layout" svg:x1="6.985cm" svg:y1="13.652cm" svg:x2="10.16cm" svg:y2="13.653cm" draw:start-shape="id42" draw:start-glue-point="1" draw:end-shape="id43" draw:end-glue-point="6" svg:d="m6985 13652h1588v1h1587">
          <text:p/>
        </draw:connector>
        <draw:rect draw:style-name="gr7" draw:text-style-name="P9" xml:id="id44" draw:id="id44" draw:layer="layout" svg:width="5.715cm" svg:height="1.905cm" svg:x="18.415cm" svg:y="12.7cm">
          <text:p><text:span text:style-name="T10">PJSIP/Charlie</text:span></text:p>
        </draw:rect>
        <draw:connector draw:style-name="gr22" draw:layer="layout" svg:x1="18.415cm" svg:y1="13.652cm" svg:x2="15.24cm" svg:y2="13.653cm" draw:start-shape="id44" draw:start-glue-point="3" draw:end-shape="id43" draw:end-glue-point="10" svg:d="m18415 13652h-1587v1h-1588">
          <text:p/>
        </draw:connector>
        <draw:rect draw:style-name="gr7" draw:text-style-name="P9" xml:id="id45" draw:id="id45" draw:layer="layout" svg:width="5.715cm" svg:height="1.905cm" svg:x="18.415cm" svg:y="5.715cm">
          <text:p><text:span text:style-name="T10">PJSIP/Bob</text:span></text:p>
        </draw:rect>
        <draw:connector draw:style-name="gr22" xml:id="id131" draw:id="id131" draw:layer="layout" draw:type="lines" svg:x1="18.415cm" svg:y1="6.667cm" svg:x2="15.24cm" svg:y2="6.668cm" draw:start-shape="id45" draw:start-glue-point="3" draw:end-shape="id41" draw:end-glue-point="10" svg:d="m18415 6667h-501l-2172 1h-502">
          <text:p/>
        </draw:connector>
        <draw:rect draw:style-name="gr7" draw:text-style-name="P9" xml:id="id46" draw:id="id46" draw:layer="layout" svg:width="5.715cm" svg:height="1.905cm" svg:x="1.27cm" svg:y="12.7cm">
          <text:p><text:span text:style-name="T10">PJSIP/Bob</text:span></text:p>
        </draw:rect>
        <draw:connector draw:style-name="gr22" xml:id="id133" draw:id="id133" draw:layer="layout" svg:x1="6.985cm" svg:y1="13.652cm" svg:x2="10.16cm" svg:y2="13.654cm" draw:start-shape="id46" draw:start-glue-point="1" svg:d="m6985 13652h1838v2h13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1" smil:attributeName="visibility" smil:to="visible"/>
                  <anim:transitionFilter smil:dur="0.5s" smil:targetElement="id131" smil:type="checkerBoardWipe" smil:subtype="across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42" smil:type="checkerBoardWipe" smil:subtype="across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32" smil:type="checkerBoardWipe" smil:subtype="across" smil:mode="out"/>
                  <anim:set smil:begin="0.499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5" smil:type="irisWipe" smil:subtype="rectangle" smil:mode="out" smil:direction="reverse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1" smil:type="irisWipe" smil:subtype="rectangle" smil:mode="out" smil:direction="reverse"/>
                  <anim:set smil:begin="0.499s" smil:dur="0.001s" smil:fill="hold" smil:targetElement="id131" smil:attributeName="visibility" smil:to="hidden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0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 - Merge</text:p>
          </draw:text-box>
        </draw:frame>
        <draw:rect draw:style-name="gr7" draw:text-style-name="P9" xml:id="id47" draw:id="id47" draw:layer="layout" svg:width="5.715cm" svg:height="1.905cm" svg:x="1.27cm" svg:y="5.715cm">
          <text:p><text:span text:style-name="T10">PJSIP/Alice</text:span></text:p>
        </draw:rect>
        <draw:rect draw:style-name="gr7" draw:text-style-name="P9" xml:id="id49" draw:id="id49" draw:layer="layout" svg:width="5.715cm" svg:height="1.905cm" svg:x="1.27cm" svg:y="12.7cm">
          <text:p><text:span text:style-name="T10">PJSIP/Bob</text:span></text:p>
        </draw:rect>
        <draw:custom-shape draw:style-name="gr17" draw:text-style-name="P15" xml:id="id48" draw:id="id48" draw:layer="layout" svg:width="5.08cm" svg:height="3.175cm" svg:x="10.16cm" svg:y="5.08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6.667cm" svg:x2="10.16cm" svg:y2="6.668cm" draw:start-shape="id47" draw:start-glue-point="1" draw:end-shape="id48" draw:end-glue-point="6" svg:d="m6985 6667h1588v1h1587">
          <text:p/>
        </draw:connector>
        <draw:frame draw:style-name="gr1" draw:text-style-name="P14" draw:layer="layout" svg:width="6.611cm" svg:height="1.013cm" svg:x="9.525cm" svg:y="8.89cm">
          <draw:text-box>
            <text:p><text:span text:style-name="T13">Mixing: bridge_simple</text:span></text:p>
          </draw:text-box>
        </draw:frame>
        <draw:custom-shape draw:style-name="gr17" draw:text-style-name="P15" xml:id="id50" draw:id="id50" draw:layer="layout" svg:width="5.08cm" svg:height="3.175cm" svg:x="10.16cm" svg:y="12.065cm">
          <text:p text:style-name="P8"><text:span text:style-name="T10">Brid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6.611cm" svg:height="1.013cm" svg:x="9.525cm" svg:y="15.497cm">
          <draw:text-box>
            <text:p><text:span text:style-name="T13">Mixing: bridge_simple</text:span></text:p>
          </draw:text-box>
        </draw:frame>
        <draw:connector draw:style-name="gr22" draw:layer="layout" svg:x1="6.985cm" svg:y1="13.652cm" svg:x2="10.16cm" svg:y2="13.653cm" draw:start-shape="id49" draw:start-glue-point="1" draw:end-shape="id50" draw:end-glue-point="6" svg:d="m6985 13652h1588v1h1587">
          <text:p/>
        </draw:connector>
        <draw:rect draw:style-name="gr7" draw:text-style-name="P9" xml:id="id51" draw:id="id51" draw:layer="layout" svg:width="5.715cm" svg:height="1.905cm" svg:x="18.415cm" svg:y="12.7cm">
          <text:p><text:span text:style-name="T10">PJSIP/Charlie</text:span></text:p>
        </draw:rect>
        <draw:connector draw:style-name="gr22" draw:layer="layout" svg:x1="18.415cm" svg:y1="13.652cm" svg:x2="15.24cm" svg:y2="13.653cm" draw:start-shape="id51" draw:start-glue-point="3" draw:end-shape="id50" draw:end-glue-point="10" svg:d="m18415 13652h-1587v1h-1588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41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 - Merge</text:p>
          </draw:text-box>
        </draw:frame>
        <draw:rect draw:style-name="gr7" draw:text-style-name="P9" xml:id="id52" draw:id="id52" draw:layer="layout" svg:width="5.715cm" svg:height="1.905cm" svg:x="1.27cm" svg:y="8.89cm">
          <text:p><text:span text:style-name="T10">PJSIP/Alice</text:span></text:p>
        </draw:rect>
        <draw:rect draw:style-name="gr7" draw:text-style-name="P9" xml:id="id55" draw:id="id55" draw:layer="layout" svg:width="5.715cm" svg:height="1.905cm" svg:x="18.415cm" svg:y="5.715cm">
          <text:p><text:span text:style-name="T10">PJSIP/Bob</text:span></text:p>
        </draw:rect>
        <draw:custom-shape draw:style-name="gr17" draw:text-style-name="P15" xml:id="id53" draw:id="id53" draw:layer="layout" svg:width="5.08cm" svg:height="3.175cm" svg:x="10.16cm" svg:y="8.255cm">
          <text:p text:style-name="P8"><text:span text:style-name="T10">Brid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layer="layout" svg:x1="6.985cm" svg:y1="9.842cm" svg:x2="10.16cm" svg:y2="9.843cm" draw:start-shape="id52" draw:start-glue-point="1" draw:end-shape="id53" draw:end-glue-point="6" svg:d="m6985 9842h1588v1h1587">
          <text:p/>
        </draw:connector>
        <draw:frame draw:style-name="gr1" draw:text-style-name="P14" draw:layer="layout" svg:width="6.789cm" svg:height="1.013cm" svg:x="9.525cm" svg:y="12.065cm">
          <draw:text-box>
            <text:p><text:span text:style-name="T13">Mixing: bridge_softmix</text:span></text:p>
          </draw:text-box>
        </draw:frame>
        <draw:rect draw:style-name="gr7" draw:text-style-name="P9" xml:id="id54" draw:id="id54" draw:layer="layout" svg:width="5.715cm" svg:height="1.905cm" svg:x="18.415cm" svg:y="11.43cm">
          <text:p><text:span text:style-name="T10">PJSIP/Charlie</text:span></text:p>
        </draw:rect>
        <draw:connector draw:style-name="gr22" draw:layer="layout" svg:x1="18.415cm" svg:y1="12.382cm" svg:x2="15.24cm" svg:y2="9.843cm" draw:start-shape="id54" draw:start-glue-point="3" draw:end-shape="id53" draw:end-glue-point="10" svg:d="m18415 12382h-1587v-2539h-1588">
          <text:p/>
        </draw:connector>
        <draw:connector draw:style-name="gr22" draw:layer="layout" svg:x1="18.415cm" svg:y1="6.667cm" svg:x2="14.496cm" svg:y2="8.72cm" draw:start-shape="id55" draw:start-glue-point="3" draw:end-shape="id53" draw:end-glue-point="11" svg:d="m18415 6667h-3919v2053">
          <text:p/>
        </draw:connector>
        <presentation:notes draw:style-name="dp2" presentation:use-date-time-name="dtd1">
          <draw:page-thumbnail draw:style-name="gr5" draw:layer="layout" svg:width="11.659cm" svg:height="8.745cm" svg:x="3.734cm" svg:y="0.882cm" draw:page-number="42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Bridging AP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New capabilities</text:span></text:p>
                <text:list>
                  <text:list-item>
                    <text:p>Specialized mixing technologies</text:p>
                    <text:list>
                      <text:list-item>
                        <text:p>Holding - “Normal” and “Announcer” channels</text:p>
                      </text:list-item>
                    </text:list>
                  </text:list-item>
                  <text:list-item>
                    <text:p>Multi-party bridges can be transferred</text:p>
                    <text:list>
                      <text:list-item>
                        <text:p>Local channel executes dialplan</text:p>
                      </text:list-item>
                      <text:list-item>
                        <text:p>Example: park a multi-party bridge</text:p>
                      </text:list-item>
                    </text:list>
                  </text:list-item>
                </text:list>
              </text:list-item>
              <text:list-item>
                <text:p xml:id="id134" text:id="id134"><text:span text:style-name="T8">Gets rid of the masquerades</text:span></text:p>
                <text:list>
                  <text:list-item>
                    <text:p xml:id="id135" text:id="id135">Redirect out of application</text:p>
                  </text:list-item>
                  <text:list-item>
                    <text:p xml:id="id136" text:id="id136">Attended transfer to applications</text:p>
                  </text:list-item>
                  <text:list-item>
                    <text:p xml:id="id137" text:id="id137">Call pickup</text:p>
                  </text:list-item>
                  <text:list-item>
                    <text:p xml:id="id138" text:id="id138">BUT: completely hidden (ast_channel_yank)</text:p>
                    <text:list>
                      <text:list-item>
                        <text:p xml:id="id139" text:id="id139">No AMI events, no channel renames</text:p>
                      </text:list-item>
                      <text:list-item>
                        <text:p xml:id="id140" text:id="id140">Very well understood scenarios</text:p>
                      </text:list-item>
                    </text:list>
                  </text:list-item>
                </text:list>
              </text:list-item>
              <text:list-item>
                <text:p xml:id="id141" text:id="id141"><text:span text:style-name="T8">But what about CDRs, CEL, and AMI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Stasis Message Bu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A pub/sub message bus internal to Asterisk</text:span></text:p>
                <text:list>
                  <text:list-item>
                    <text:p>Messages – ao2 ref counted, immutable objects</text:p>
                    <text:list>
                      <text:list-item>
                        <text:p>Message type – can define message formatters</text:p>
                      </text:list-item>
                      <text:list-item>
                        <text:p>Opaque to Stasis</text:p>
                      </text:list-item>
                    </text:list>
                  </text:list-item>
                  <text:list-item>
                    <text:p>Published/subscribed to topics</text:p>
                    <text:list>
                      <text:list-item>
                        <text:p>Messages published to one topic can be forwarded to other topics</text:p>
                      </text:list-item>
                    </text:list>
                  </text:list-item>
                </text:list>
              </text:list-item>
              <text:list-item>
                <text:p xml:id="id142" text:id="id142"><text:span text:style-name="T8">Has a cache built in</text:span></text:p>
                <text:list>
                  <text:list-item>
                    <text:p xml:id="id143" text:id="id143">“Primary objects” can be cached and state queried</text:p>
                  </text:list-item>
                  <text:list-item>
                    <text:p xml:id="id144" text:id="id144">Channels, Bridges, Endpoints, MWI, Device State/Extension State</text:p>
                  </text:list-item>
                </text:list>
              </text:list-item>
              <text:list-item>
                <text:p xml:id="id145" text:id="id145"><text:span text:style-name="T8">Message payloads</text:span></text:p>
                <text:list>
                  <text:list-item>
                    <text:p xml:id="id146" text:id="id146">Primary objects for common telephony concepts</text:p>
                  </text:list-item>
                  <text:list-item>
                    <text:p xml:id="id147" text:id="id147">JSON (libjansson) for arbitrary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Stasis Message Bu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Combined two existing sources of data</text:span></text:p>
                <text:list>
                  <text:list-item>
                    <text:p>Event message bus (existing in Asterisk)</text:p>
                    <text:list>
                      <text:list-item>
                        <text:p>Device state, MWI, some others</text:p>
                      </text:list-item>
                      <text:list-item>
                        <text:p>Key/value pairs not flexible enough</text:p>
                      </text:list-item>
                      <text:list-item>
                        <text:p>Consumers required more flexibility in message delivery</text:p>
                      </text:list-item>
                    </text:list>
                  </text:list-item>
                  <text:list-item>
                    <text:p>AMI events</text:p>
                    <text:list>
                      <text:list-item>
                        <text:p>Channel state</text:p>
                      </text:list-item>
                      <text:list-item>
                        <text:p>System state</text:p>
                      </text:list-item>
                    </text:list>
                  </text:list-item>
                </text:list>
              </text:list-item>
              <text:list-item>
                <text:p xml:id="id148" text:id="id148"><text:span text:style-name="T8">Benefits</text:span></text:p>
                <text:list>
                  <text:list-item>
                    <text:p xml:id="id149" text:id="id149">Consumers of state can now be built independently</text:p>
                  </text:list-item>
                  <text:list-item>
                    <text:p xml:id="id150" text:id="id150">New interfaces can re-use existing state notifications</text:p>
                  </text:list-item>
                  <text:list-item>
                    <text:p xml:id="id151" text:id="id151">Inspection of Asterisk can use cache, e.g., core show channels</text:p>
                  </text:list-item>
                  <text:list-item>
                    <text:p xml:id="id152" text:id="id152">CDR, CEL, AMI, Queue Log, and other's logic is self contained and not in Bridging code (or elsewher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5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Stasis Message Bus - MWI</text:p>
          </draw:text-box>
        </draw:frame>
        <draw:custom-shape draw:style-name="gr23" draw:text-style-name="P12" xml:id="id57" draw:id="id57" draw:layer="layout" svg:width="19.685cm" svg:height="1.27cm" svg:x="2.54cm" svg:y="8.89cm">
          <text:p text:style-name="P8"><text:span text:style-name="T9">Sta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56" draw:id="id56" draw:layer="layout" svg:width="5.715cm" svg:height="1.905cm" svg:x="4.445cm" svg:y="4.445cm">
          <text:p text:style-name="P8"><text:span text:style-name="T9">app_voic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xml:id="id153" draw:id="id153" draw:layer="layout" svg:x1="7.302cm" svg:y1="6.35cm" svg:x2="12.382cm" svg:y2="8.89cm" draw:start-shape="id56" draw:start-glue-point="2" draw:end-shape="id57" svg:d="m7302 6350v1270h5080v1270">
          <text:p/>
        </draw:connector>
        <draw:frame draw:style-name="gr1" draw:text-style-name="P14" xml:id="id154" draw:id="id154" draw:layer="layout" svg:width="11.695cm" svg:height="2.537cm" svg:x="13.327cm" svg:y="5.715cm">
          <draw:text-box>
            <text:p><text:span text:style-name="T13">Message type: ast_mwi_state_type()</text:span></text:p>
            <text:p><text:span text:style-name="T13">Message payload: struct ast_mwi_state</text:span></text:p>
            <text:p><text:span text:style-name="T13">Topic: ast_mwi_topic(mailbox@context)</text:span></text:p>
          </draw:text-box>
        </draw:frame>
        <draw:custom-shape draw:style-name="gr25" draw:text-style-name="P12" xml:id="id58" draw:id="id58" draw:layer="layout" svg:width="5.715cm" svg:height="1.905cm" svg:x="4.445cm" svg:y="13.97cm">
          <text:p text:style-name="P8"><text:span text:style-name="T9">chan_s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9" draw:id="id59" draw:layer="layout" svg:width="5.715cm" svg:height="1.905cm" svg:x="14.605cm" svg:y="13.97cm">
          <text:p text:style-name="P8"><text:span text:style-name="T9">res_pjsip_m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4" xml:id="id155" draw:id="id155" draw:layer="layout" svg:width="13.35cm" svg:height="1.013cm" svg:x="6.35cm" svg:y="10.795cm">
          <draw:text-box>
            <text:p><text:span text:style-name="T13">ast_mwi_topic forwarded to ast_mwi_topic_all</text:span></text:p>
          </draw:text-box>
        </draw:frame>
        <draw:frame draw:style-name="gr1" draw:text-style-name="P14" draw:layer="layout" svg:width="9.362cm" svg:height="1.013cm" svg:x="0.798cm" svg:y="16.132cm">
          <draw:text-box>
            <text:p><text:span text:style-name="T13">Subscribe to: ast_mwi_topic_all</text:span></text:p>
          </draw:text-box>
        </draw:frame>
        <draw:frame draw:style-name="gr1" draw:text-style-name="P14" draw:layer="layout" svg:width="9.362cm" svg:height="1.013cm" svg:x="0.798cm" svg:y="16.133cm">
          <draw:text-box>
            <text:p><text:span text:style-name="T13">Subscribe to: ast_mwi_topic_all</text:span></text:p>
          </draw:text-box>
        </draw:frame>
        <draw:frame draw:style-name="gr1" draw:text-style-name="P14" draw:layer="layout" svg:width="9.362cm" svg:height="1.013cm" svg:x="14.605cm" svg:y="16.132cm">
          <draw:text-box>
            <text:p><text:span text:style-name="T13">Subscribe to: ast_mwi_topic_all</text:span></text:p>
          </draw:text-box>
        </draw:frame>
        <draw:connector draw:style-name="gr21" xml:id="id156" draw:id="id156" draw:layer="layout" svg:x1="12.382cm" svg:y1="10.16cm" svg:x2="7.302cm" svg:y2="13.97cm" draw:start-shape="id57" draw:start-glue-point="2" draw:end-shape="id58" svg:d="m12382 10160v1905h-5080v1905">
          <text:p/>
        </draw:connector>
        <draw:connector draw:style-name="gr21" xml:id="id157" draw:id="id157" draw:layer="layout" svg:x1="12.382cm" svg:y1="10.16cm" svg:x2="17.462cm" svg:y2="13.97cm" draw:start-shape="id57" draw:start-glue-point="2" draw:end-shape="id59" svg:d="m12382 10160v1905h5080v190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46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Things Built on the New Core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8">Parking</text:span></text:p>
                <text:list>
                  <text:list-item>
                    <text:p>Bridging API: Holding mixing bridge; Parking class</text:p>
                  </text:list-item>
                  <text:list-item>
                    <text:p>No longer dependent on strange dialplan</text:p>
                  </text:list-item>
                </text:list>
              </text:list-item>
              <text:list-item>
                <text:p><text:span text:style-name="T8">Queue Agent Pool</text:span></text:p>
                <text:list>
                  <text:list-item>
                    <text:p>Replaces chan_agent</text:p>
                  </text:list-item>
                </text:list>
              </text:list-item>
              <text:list-item>
                <text:p><text:span text:style-name="T8">CDRs</text:span></text:p>
              </text:list-item>
              <text:list-item>
                <text:p><text:span text:style-name="T8">CEL</text:span></text:p>
              </text:list-item>
              <text:list-item>
                <text:p><text:span text:style-name="T8">AMI</text:span></text:p>
              </text:list-item>
              <text:list-item>
                <text:p><text:span text:style-name="T8">Asterisk REST Interface (ARI)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47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Parking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Now a resource module, res_parking</text:span></text:p>
                <text:list>
                  <text:list-item>
                    <text:p>Configuration provided by res_parking.conf</text:p>
                  </text:list-item>
                  <text:list-item>
                    <text:p>Built on Bridging API</text:p>
                  </text:list-item>
                </text:list>
              </text:list-item>
              <text:list-item>
                <text:p><text:span text:style-name="T8">Focus on backwards compatibility</text:span></text:p>
                <text:list>
                  <text:list-item>
                    <text:p>More flexible; can define parking completely outside of auto-generated dialplan</text:p>
                  </text:list-item>
                </text:list>
              </text:list-item>
              <text:list-item>
                <text:p><text:span text:style-name="T8">Side effect: holding bridges</text:span></text:p>
                <text:list>
                  <text:list-item>
                    <text:p>Can be used outside of parking</text:p>
                  </text:list-item>
                  <text:list-item>
                    <text:p>BridgeWait dialplan application</text:p>
                    <text:list>
                      <text:list-item>
                        <text:p>Channel roles: participant or announcer</text:p>
                      </text:list-item>
                      <text:list-item>
                        <text:p>Entertainment options</text:p>
                      </text:list-item>
                      <text:list-item>
                        <text:p>Auto-ki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48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gent Pool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Agent channel: is dead</text:span></text:p>
                <text:list>
                  <text:list-item>
                    <text:p>Implementation as a channel wrapper over another channel was a fragile implementation</text:p>
                  </text:list-item>
                </text:list>
              </text:list-item>
              <text:list-item>
                <text:p><text:span text:style-name="T8">Agent Pool: meets the same use case</text:span></text:p>
                <text:list>
                  <text:list-item>
                    <text:p>Agents call in and stay called in; entertained while waiting</text:p>
                  </text:list-item>
                  <text:list-item>
                    <text:p>Agents requested from pool and bridged</text:p>
                  </text:list-item>
                  <text:list-item>
                    <text:p>When done, return to pool</text:p>
                  </text:list-item>
                  <text:list-item>
                    <text:p>Implementation based on Bridging API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4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gent Pool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Dialplan</text:span></text:p>
                <text:list>
                  <text:list-item>
                    <text:p>AgentLogin</text:p>
                    <text:list>
                      <text:list-item>
                        <text:p>Log a channel in as an agent</text:p>
                      </text:list-item>
                      <text:list-item>
                        <text:p>Joins the holding bridge for agents</text:p>
                      </text:list-item>
                    </text:list>
                  </text:list-item>
                  <text:list-item>
                    <text:p>AgentRequest</text:p>
                    <text:list>
                      <text:list-item>
                        <text:p>Request a logged in channel for an agent</text:p>
                      </text:list-item>
                      <text:list-item>
                        <text:p>When requester hangs up, agent returns to pool</text:p>
                      </text:list-item>
                    </text:list>
                  </text:list-item>
                </text:list>
              </text:list-item>
              <text:list-item>
                <text:p><text:span text:style-name="T8">AMI</text:span></text:p>
                <text:list>
                  <text:list-item>
                    <text:p>Agents – list agents</text:p>
                  </text:list-item>
                  <text:list-item>
                    <text:p>AgentLogoff – log off a logged in agent</text:p>
                  </text:list-item>
                </text:list>
              </text:list-item>
              <text:list-item>
                <text:p xml:id="id158" text:id="id158"><text:span text:style-name="T8">Things that were removed:</text:span></text:p>
                <text:list>
                  <text:list-item>
                    <text:p xml:id="id159" text:id="id159">Authentication. Just use Authenticate app.</text:p>
                  </text:list-item>
                  <text:list-item>
                    <text:p xml:id="id160" text:id="id160">CDR manipulation. The “agent” channel is the agen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5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5T14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CDRs</text:p>
          </draw:text-box>
        </draw:frame>
        <draw:frame presentation:style-name="pr7" draw:layer="layout" svg:width="18.521cm" svg:height="5.996cm" svg:x="3.5cm" svg:y="3.801cm" presentation:class="outline">
          <draw:text-box>
            <text:list text:style-name="L3">
              <text:list-item>
                <text:p><text:span text:style-name="T8">Ideally, this never would have happened.</text:span></text:p>
              </text:list-item>
              <text:list-item>
                <text:p><text:span text:style-name="T8">CDRs were never defined</text:span></text:p>
                <text:list>
                  <text:list-item>
                    <text:p>Wide range of views on how they should behave</text:p>
                  </text:list-item>
                  <text:list-item>
                    <text:p>Behavior in Asterisk is “quirky”</text:p>
                  </text:list-item>
                </text:list>
              </text:list-item>
            </text:list>
          </draw:text-box>
        </draw:frame>
        <draw:frame presentation:style-name="pr7" draw:layer="layout" svg:width="18.521cm" svg:height="5.996cm" svg:x="3.5cm" svg:y="10.367cm" presentation:class="outline">
          <draw:text-box>
            <text:list text:style-name="L3">
              <text:list-header>
                <text:p>/*<text:line-break/> * If the channel CDR has been modified during the call, record<text:line-break/> * the changes in the bridge cdr, BUT, if hangup_run, the CDR<text:line-break/> * got swapped so don't overwrite what was done in the<text:line-break/> * h-extension or hangup handlers. <text:s/>What a mess. <text:s/>This is why<text:line-break/> * you never touch CDR code.<text:line-break/> */</text:p>
                <text:p/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CDR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Unfortunately, we had to touch the code</text:span></text:p>
                <text:list>
                  <text:list-item>
                    <text:p>Comment is from the main bridging loop in Asterisk</text:p>
                  </text:list-item>
                  <text:list-item>
                    <text:p>CDR engine isn't the problem</text:p>
                    <text:list>
                      <text:list-item>
                        <text:p>Engine doesn't contain the CDR behavior</text:p>
                      </text:list-item>
                      <text:list-item>
                        <text:p>CDR behavior is sprinkled throughout Asterisk</text:p>
                      </text:list-item>
                      <text:list-item>
                        <text:p>Vast majority of what defines CDRs is in bridging code, which is now gone</text:p>
                      </text:list-item>
                    </text:list>
                  </text:list-item>
                </text:list>
              </text:list-item>
              <text:list-item>
                <text:p><text:span text:style-name="T8">Goals</text:span></text:p>
                <text:list>
                  <text:list-item>
                    <text:p>Don't touch the backends</text:p>
                  </text:list-item>
                  <text:list-item>
                    <text:p>Define CDR behavior</text:p>
                    <text:list>
                      <text:list-item>
                        <text:p>Provide information about who all a channel talks to</text:p>
                      </text:list-item>
                      <text:list-item>
                        <text:p>When in doubt, don't lose information</text:p>
                        <text:list>
                          <text:list-item>
                            <text:p>AMA flags</text:p>
                          </text:list-item>
                          <text:list-item>
                            <text:p>CDR_PROPSET (NoCDR)</text:p>
                          </text:list-item>
                        </text:list>
                      </text:list-item>
                    </text:list>
                  </text:list-item>
                  <text:list-item>
                    <text:p>Accept the fact that we won't please everyone</text:p>
                    <text:list>
                      <text:list-item>
                        <text:p>Or anyone</text:p>
                      </text:list-item>
                    </text:list>
                  </text:list-item>
                  <text:list-item>
                    <text:p>Asterisk should not post-process billing da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2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CDR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Rule #1: A CDR records a path of communication between a channel and Asterisk or two channels</text:p>
              </text:list-item>
              <text:list-item>
                <text:p>Rule #2: When possible, keep using the same CDR</text:p>
                <text:list>
                  <text:list-item>
                    <text:p>Two channels communicating trumps one channel with Asterisk</text:p>
                  </text:list-item>
                  <text:list-item>
                    <text:p>But don't re-use a CDR if path of communication is broken between channels</text:p>
                  </text:list-item>
                </text:list>
              </text:list-item>
              <text:list-item>
                <text:p>Rule #3: A new path of communication creates a new CDR</text:p>
              </text:list-item>
              <text:list-item>
                <text:p>Rule #4: Define how we pick the Party A</text:p>
                <text:list>
                  <text:list-item>
                    <text:p>Oldest channel wins</text:p>
                  </text:list-item>
                  <text:list-item>
                    <text:p>Dialed channels always los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5T14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CDRs – Blind Transfer</text:p>
          </draw:text-box>
        </draw:frame>
        <draw:frame presentation:style-name="pr7" draw:layer="layout" svg:width="18.521cm" svg:height="5.996cm" svg:x="3.5cm" svg:y="3.801cm" presentation:class="outline">
          <draw:text-box>
            <text:list text:style-name="L3">
              <text:list-item>
                <text:p>Alice calls into Asterisk; dials Bob</text:p>
              </text:list-item>
              <text:list-item>
                <text:p>Alice and Bob talk. Bob blind transfers Alice to Charlie's extension.</text:p>
              </text:list-item>
              <text:list-item>
                <text:p>Alice executes dialplan; calls Charlie.</text:p>
              </text:list-item>
              <text:list-item>
                <text:p>Alice and Charlie hang up.</text:p>
              </text:list-item>
            </text:list>
          </draw:text-box>
        </draw:frame>
        <draw:frame presentation:style-name="pr10" draw:text-style-name="P16" draw:layer="layout" svg:width="24.13cm" svg:height="3.663cm" svg:x="0.635cm" svg:y="12.7cm" presentation:class="outline" presentation:user-transformed="true">
          <draw:text-box>
            <text:list text:style-name="L3">
              <text:list-header>
                <text:p><text:span text:style-name="T14">party A <text:s/>party B <text:s/>start answer end billsec duration</text:span><text:span text:style-name="T14"><text:line-break/></text:span><text:span text:style-name="T14">Alice <text:s text:c="3"/>Bob <text:s text:c="5"/>0 <text:s text:c="4"/>5 <text:s text:c="5"/>45 <text:s/>40 <text:s text:c="5"/>45</text:span><text:span text:style-name="T14"><text:line-break/></text:span><text:span text:style-name="T14">Alice <text:s text:c="3"/>Charlie <text:s/>45 <text:s text:c="3"/>45 <text:s text:c="4"/>75 <text:s/>30 <text:s text:c="5"/>30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CDR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Built on Bridging API and Stasis</text:span></text:p>
                <text:list>
                  <text:list-item>
                    <text:p>Provides consistency</text:p>
                    <text:list>
                      <text:list-item>
                        <text:p>Dialing is the same, regardless of Dial, FollowMe, Queue, etc.</text:p>
                      </text:list-item>
                      <text:list-item>
                        <text:p>Transfer behavior can be defined</text:p>
                      </text:list-item>
                    </text:list>
                  </text:list-item>
                  <text:list-item>
                    <text:p>Things outside Bridging API look like an app (MeetMe)</text:p>
                  </text:list-item>
                  <text:list-item>
                    <text:p>Consistency has a price</text:p>
                    <text:list>
                      <text:list-item>
                        <text:p>Special exceptions are rare (Parking)</text:p>
                      </text:list-item>
                    </text:list>
                  </text:list-item>
                </text:list>
              </text:list-item>
              <text:list-item>
                <text:p><text:span text:style-name="T8">ForkCDR got a makeover</text:span></text:p>
                <text:list>
                  <text:list-item>
                    <text:p>Most options were specific to implementation</text:p>
                  </text:list-item>
                  <text:list-item>
                    <text:p>Now does forking, leaves options to other operations</text:p>
                  </text:list-item>
                </text:list>
              </text:list-item>
              <text:list-item>
                <text:p><text:span text:style-name="T8">We expect this to be a point of contention</text:span></text:p>
                <text:list>
                  <text:list-item>
                    <text:p>We'll do our best to adapt</text:p>
                  </text:list-item>
                  <text:list-item>
                    <text:p>Specification is the last line of defens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5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CEL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Bridging API + Stasis == Major simplification</text:span></text:p>
                <text:list>
                  <text:list-item>
                    <text:p>Previous implementation had to deal with masquerades</text:p>
                  </text:list-item>
                  <text:list-item>
                    <text:p>Now, sequence of BRIDGE_ENTER/BRIDGE_EXIT</text:p>
                  </text:list-item>
                </text:list>
              </text:list-item>
              <text:list-item>
                <text:p><text:span text:style-name="T8">Removed events:</text:span></text:p>
                <text:list>
                  <text:list-item>
                    <text:p>BRIDGE_START, BRIDGE_END, BRIDGE_UPDATE</text:p>
                  </text:list-item>
                  <text:list-item>
                    <text:p>3WAY_START, 3WAY_END</text:p>
                  </text:list-item>
                  <text:list-item>
                    <text:p>CONF_START, CONF_END, CONF_EXIT, CONF_ENTER</text:p>
                  </text:list-item>
                </text:list>
              </text:list-item>
              <text:list-item>
                <text:p><text:span text:style-name="T8">Added events:</text:span></text:p>
                <text:list>
                  <text:list-item>
                    <text:p>BLINDTRANSFER, ATTENDEDTRANSFER</text:p>
                  </text:list-item>
                  <text:list-item>
                    <text:p>LOCAL_OPTIMIZE</text:p>
                  </text:list-item>
                </text:list>
              </text:list-item>
              <text:list-item>
                <text:p><text:span text:style-name="T8">Backends remain unchanged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6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<text:span text:style-name="T8">Channel lifetime</text:span></text:p>
                <text:list>
                  <text:list-item>
                    <text:p>Masquerades (the few remaining) are hidden</text:p>
                  </text:list-item>
                  <text:list-item>
                    <text:p>Channel names now last from Newchannel to Hangup</text:p>
                    <text:list>
                      <text:list-item>
                        <text:p>Lifetime now defined through all operations</text:p>
                      </text:list-item>
                    </text:list>
                  </text:list-item>
                </text:list>
              </text:list-item>
              <text:list-item>
                <text:p><text:span text:style-name="T8">Event standardization</text:span></text:p>
                <text:list>
                  <text:list-item>
                    <text:p>Standard set of information included for primary objects (channels, bridges, etc.)</text:p>
                  </text:list-item>
                  <text:list-item>
                    <text:p>Events now follow similar nomenclature (Start/Stop; Begin/End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7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Bridges now a participant</text:span></text:p>
                <text:list>
                  <text:list-item>
                    <text:p>Actions</text:p>
                    <text:list>
                      <text:list-item>
                        <text:p>BridgeInfo</text:p>
                      </text:list-item>
                      <text:list-item>
                        <text:p>BridgeList</text:p>
                      </text:list-item>
                    </text:list>
                  </text:list-item>
                  <text:list-item>
                    <text:p>Events</text:p>
                    <text:list>
                      <text:list-item>
                        <text:p>BridgeCreate</text:p>
                      </text:list-item>
                      <text:list-item>
                        <text:p>BridgeEnter/BridgeLeave – channels entering/leaving bridge</text:p>
                      </text:list-item>
                      <text:list-item>
                        <text:p>BridgeDestroy</text:p>
                      </text:list-item>
                      <text:list-item>
                        <text:p>BridgeMerge – meta event when bridges get merged together</text:p>
                      </text:list-item>
                    </text:list>
                  </text:list-item>
                </text:list>
              </text:list-item>
              <text:list-item>
                <text:p><text:span text:style-name="T8">Overall, major refresh of interface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8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5T14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7" draw:text-style-name="P17" draw:layer="layout" svg:width="18.521cm" svg:height="5.996cm" svg:x="3.5cm" svg:y="3.801cm" presentation:class="outline">
          <draw:text-box>
            <text:list text:style-name="L3">
              <text:list-item>
                <text:p text:style-name="P17"><text:span text:style-name="T8">Alice calls Bob</text:span></text:p>
              </text:list-item>
            </text:list>
          </draw:text-box>
        </draw:frame>
        <draw:frame presentation:style-name="pr7" draw:text-style-name="P18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><text:span text:style-name="T15">Event: Newchannel</text:span><text:span text:style-name="T15"><text:line-break/></text:span><text:span text:style-name="T15">Channel: PJSIP/Alice</text:span></text:p>
                <text:p><text:span text:style-name="T15">Event: Newchannel</text:span><text:span text:style-name="T15"><text:line-break/></text:span><text:span text:style-name="T15">Channel: PJSIP/Bob</text:span></text:p>
                <text:p><text:span text:style-name="T15">Event: DialBegin</text:span><text:span text:style-name="T15"><text:line-break/></text:span><text:span text:style-name="T15">Channel: PJSIP/Alice</text:span><text:span text:style-name="T15"><text:line-break/></text:span><text:span text:style-name="T15">DestChannel: SIP/Bob</text:span></text:p>
                <text:p><text:span text:style-name="T15">Event: Newstate</text:span><text:span text:style-name="T15"><text:line-break/></text:span><text:span text:style-name="T15">Channel: PJSIP/Alice</text:span><text:span text:style-name="T15"><text:line-break/></text:span><text:span text:style-name="T15">ChannelState: Ringing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5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Bob Answers Alice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DialEnd</text:span><text:span text:style-name="T16"><text:line-break/></text:span><text:span text:style-name="T16">Channel: PJSIP/Alice</text:span><text:span text:style-name="T16"><text:line-break/></text:span><text:span text:style-name="T16">DestChannel: PJSIP/Bob</text:span><text:span text:style-name="T16"><text:line-break/></text:span><text:span text:style-name="T16">DialStatus: ANSWER</text:span></text:p>
                <text:p text:style-name="P19"><text:span text:style-name="T16">Event: Newstate</text:span><text:span text:style-name="T16"><text:line-break/></text:span><text:span text:style-name="T16">Channel: PJSIP/Bob</text:span><text:span text:style-name="T16"><text:line-break/></text:span><text:span text:style-name="T16">State: Up</text:span></text:p>
                <text:p text:style-name="P19"><text:span text:style-name="T16">Event: Newstate</text:span><text:span text:style-name="T16"><text:line-break/></text:span><text:span text:style-name="T16">Channel: PJSIP/Alice</text:span><text:span text:style-name="T16"><text:line-break/></text:span><text:span text:style-name="T16">State: Up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Alice enters a new bridge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BridgeCreate</text:span><text:span text:style-name="T16"><text:line-break/></text:span><text:span text:style-name="T16">BridgeUniqueid: 1234</text:span><text:span text:style-name="T16"><text:line-break/></text:span><text:span text:style-name="T16">BridgeType: basic</text:span><text:span text:style-name="T16"><text:line-break/></text:span><text:span text:style-name="T16">BridgeTechnology: simple</text:span><text:span text:style-name="T16"><text:line-break/></text:span><text:span text:style-name="T16">BridgeNumChannels: 0</text:span></text:p>
                <text:p text:style-name="P19"><text:span text:style-name="T16">Event: BridgeEnter</text:span><text:span text:style-name="T16"><text:line-break/></text:span><text:span text:style-name="T16">Channel: PJSIP/Alice</text:span><text:span text:style-name="T16"><text:line-break/></text:span><text:span text:style-name="T16">BridgeUniqueid: 1234</text:span><text:span text:style-name="T16"><text:line-break/></text:span><text:span text:style-name="T16">BridgeNumChannels: 1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layer="layout" svg:width="18.521cm" svg:height="3.819cm" svg:x="3.5cm" svg:y="3.801cm" presentation:class="outline" presentation:user-transformed="true">
          <draw:text-box>
            <text:list text:style-name="L3">
              <text:list-item>
                <text:p><text:span text:style-name="T8">Bob enters the newly created bridge</text:span></text:p>
              </text:list-item>
              <text:list-item>
                <text:p><text:span text:style-name="T8">Alice and Bob can now talk by virtue of being in the same bridge</text:span></text:p>
              </text:list-item>
            </text:list>
          </draw:text-box>
        </draw:frame>
        <draw:frame presentation:style-name="pr10" draw:layer="layout" svg:width="18.521cm" svg:height="8.108cm" svg:x="3.5cm" svg:y="8.255cm" presentation:class="outline" presentation:user-transformed="true">
          <draw:text-box>
            <text:list text:style-name="L3">
              <text:list-header>
                <text:p><text:span text:style-name="T16">Event: BridgeEnter</text:span><text:span text:style-name="T16"><text:line-break/></text:span><text:span text:style-name="T16">BridgeUniqueid: 1234</text:span><text:span text:style-name="T16"><text:line-break/></text:span><text:span text:style-name="T16">Channel: PJSIP/Bob</text:span><text:span text:style-name="T16"><text:line-break/></text:span><text:span text:style-name="T16">BridgeNumChannels: 2</text:span></text:p>
                <text:p><text:line-break/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2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Bob Blind Transfers Alice to 300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BridgeLeave</text:span><text:span text:style-name="T16"><text:line-break/></text:span><text:span text:style-name="T16">Channel: PJSIP/Alice</text:span><text:span text:style-name="T16"><text:line-break/></text:span><text:span text:style-name="T16">BridgeUniqueid: 1234</text:span><text:span text:style-name="T16"><text:line-break/></text:span><text:span text:style-name="T16">BridgeNumChannels: 1</text:span></text:p>
                <text:p text:style-name="P19"><text:span text:style-name="T16">Event: BlindTransfer</text:span><text:span text:style-name="T16"><text:line-break/></text:span><text:span text:style-name="T16">Channel: PJSIP/Bob</text:span><text:span text:style-name="T16"><text:line-break/></text:span><text:span text:style-name="T16">Target: PJSIP/Alice</text:span></text:p>
                <text:p text:style-name="P19"><text:span text:style-name="T16">Event: Newexten</text:span><text:span text:style-name="T16"><text:line-break/></text:span><text:span text:style-name="T16">Channel: PJSIP/Alice</text:span><text:span text:style-name="T16"><text:line-break/></text:span><text:span text:style-name="T16">Exten: 300</text:span><text:span text:style-name="T16"><text:line-break/></text:span><text:span text:style-name="T16">Priority: 1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Bob is hung up; bridge is destroyed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BridgeLeave</text:span><text:span text:style-name="T16"><text:line-break/></text:span><text:span text:style-name="T16">Channel: PJSIP/Bob</text:span><text:span text:style-name="T16"><text:line-break/></text:span><text:span text:style-name="T16">BridgeUniqueid: 1234</text:span><text:span text:style-name="T16"><text:line-break/></text:span><text:span text:style-name="T16">BridgeNumChannels: 0</text:span></text:p>
                <text:p text:style-name="P19"><text:span text:style-name="T16">Event: BridgeDestroy</text:span><text:span text:style-name="T16"><text:line-break/></text:span><text:span text:style-name="T16">BridgeUniqueid: 1234</text:span></text:p>
                <text:p text:style-name="P19"><text:span text:style-name="T16">Event: Hangup</text:span><text:span text:style-name="T16"><text:line-break/></text:span><text:span text:style-name="T16">Channel: PJSIP/Bob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5T14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7" draw:text-style-name="P17" draw:layer="layout" svg:width="18.521cm" svg:height="5.996cm" svg:x="3.5cm" svg:y="3.801cm" presentation:class="outline">
          <draw:text-box>
            <text:list text:style-name="L3">
              <text:list-item>
                <text:p text:style-name="P17"><text:span text:style-name="T8">Alice calls Charlie</text:span></text:p>
              </text:list-item>
            </text:list>
          </draw:text-box>
        </draw:frame>
        <draw:frame presentation:style-name="pr7" draw:text-style-name="P18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><text:span text:style-name="T15">Event: Newchannel</text:span><text:span text:style-name="T15"><text:line-break/></text:span><text:span text:style-name="T15">Channel: PJSIP/Charlie</text:span></text:p>
                <text:p><text:span text:style-name="T15">Event: DialBegin</text:span><text:span text:style-name="T15"><text:line-break/></text:span><text:span text:style-name="T15">Channel: PJSIP/Alice</text:span><text:span text:style-name="T15"><text:line-break/></text:span><text:span text:style-name="T15">DestChannel: SIP/Charlie</text:span></text:p>
                <text:p><text:span text:style-name="T15">Event: Newstate</text:span><text:span text:style-name="T15"><text:line-break/></text:span><text:span text:style-name="T15">Channel: PJSIP/Alice</text:span><text:span text:style-name="T15"><text:line-break/></text:span><text:span text:style-name="T15">ChannelState: Ringing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5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Charlie Answers Alice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DialEnd</text:span><text:span text:style-name="T16"><text:line-break/></text:span><text:span text:style-name="T16">Channel: PJSIP/Alice</text:span><text:span text:style-name="T16"><text:line-break/></text:span><text:span text:style-name="T16">DestChannel: PJSIP/Charlie</text:span><text:span text:style-name="T16"><text:line-break/></text:span><text:span text:style-name="T16">DialStatus: ANSWER</text:span></text:p>
                <text:p text:style-name="P19"><text:span text:style-name="T16">Event: Newstate</text:span><text:span text:style-name="T16"><text:line-break/></text:span><text:span text:style-name="T16">Channel: PJSIP/Charlie</text:span><text:span text:style-name="T16"><text:line-break/></text:span><text:span text:style-name="T16">State: Up</text:span></text:p>
                <text:p text:style-name="P19"><text:span text:style-name="T16">Event: Newstate</text:span><text:span text:style-name="T16"><text:line-break/></text:span><text:span text:style-name="T16">Channel: PJSIP/Alice</text:span><text:span text:style-name="T16"><text:line-break/></text:span><text:span text:style-name="T16">State: Up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6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text-style-name="P17" draw:layer="layout" svg:width="18.521cm" svg:height="1.279cm" svg:x="3.5cm" svg:y="3.801cm" presentation:class="outline" presentation:user-transformed="true">
          <draw:text-box>
            <text:list text:style-name="L3">
              <text:list-item>
                <text:p text:style-name="P17"><text:span text:style-name="T8">Alice enters a new bridge</text:span></text:p>
              </text:list-item>
            </text:list>
          </draw:text-box>
        </draw:frame>
        <draw:frame presentation:style-name="pr10" draw:text-style-name="P19" draw:layer="layout" svg:width="18.521cm" svg:height="10.648cm" svg:x="3.5cm" svg:y="5.715cm" presentation:class="outline" presentation:user-transformed="true">
          <draw:text-box>
            <text:list text:style-name="L3">
              <text:list-header>
                <text:p text:style-name="P19"><text:span text:style-name="T16">Event: BridgeCreate</text:span><text:span text:style-name="T16"><text:line-break/></text:span><text:span text:style-name="T16">BridgeUniqueid: 1235</text:span><text:span text:style-name="T16"><text:line-break/></text:span><text:span text:style-name="T16">BridgeType: basic</text:span><text:span text:style-name="T16"><text:line-break/></text:span><text:span text:style-name="T16">BridgeTechnology: simple</text:span><text:span text:style-name="T16"><text:line-break/></text:span><text:span text:style-name="T16">BridgeNumChannels: 0</text:span></text:p>
                <text:p text:style-name="P19"><text:span text:style-name="T16">Event: BridgeEnter</text:span><text:span text:style-name="T16"><text:line-break/></text:span><text:span text:style-name="T16">Channel: PJSIP/Alice</text:span><text:span text:style-name="T16"><text:line-break/></text:span><text:span text:style-name="T16">BridgeUniqueid: 1235</text:span><text:span text:style-name="T16"><text:line-break/></text:span><text:span text:style-name="T16">BridgeNumChannels: 1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7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5T14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MI – Blind Transfer</text:p>
          </draw:text-box>
        </draw:frame>
        <draw:frame presentation:style-name="pr10" draw:layer="layout" svg:width="18.521cm" svg:height="3.819cm" svg:x="3.5cm" svg:y="3.801cm" presentation:class="outline" presentation:user-transformed="true">
          <draw:text-box>
            <text:list text:style-name="L3">
              <text:list-item>
                <text:p><text:span text:style-name="T8">Charlie enters the new bridge</text:span></text:p>
              </text:list-item>
              <text:list-item>
                <text:p><text:span text:style-name="T8">Alice and Charlie can now talk by virtue of being in the same bridge</text:span></text:p>
              </text:list-item>
            </text:list>
          </draw:text-box>
        </draw:frame>
        <draw:frame presentation:style-name="pr10" draw:text-style-name="P19" draw:layer="layout" svg:width="18.521cm" svg:height="8.743cm" svg:x="3.5cm" svg:y="7.62cm" presentation:class="outline" presentation:user-transformed="true">
          <draw:text-box>
            <text:list text:style-name="L3">
              <text:list-header>
                <text:p text:style-name="P19"><text:span text:style-name="T16">Event: BridgeEnter</text:span><text:span text:style-name="T16"><text:line-break/></text:span><text:span text:style-name="T16">Channel: PJSIP/Charlie</text:span><text:span text:style-name="T16"><text:line-break/></text:span><text:span text:style-name="T16">BridgeUniqueid: 1235</text:span><text:span text:style-name="T16"><text:line-break/></text:span><text:span text:style-name="T16">BridgeNumChannels: 2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8" presentation:class="page"/>
          <draw:frame presentation:style-name="pr8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AM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Reflects the new core</text:span></text:p>
                <text:list>
                  <text:list-item>
                    <text:p>But is abstracted far enough way that it can hide things it doesn't care about</text:p>
                  </text:list-item>
                  <text:list-item>
                    <text:p>Masquerades</text:p>
                  </text:list-item>
                  <text:list-item>
                    <text:p>Other Internal implementation details (media channels)</text:p>
                  </text:list-item>
                </text:list>
              </text:list-item>
              <text:list-item>
                <text:p><text:span text:style-name="T8">Objects have a state and a lifetime</text:span></text:p>
                <text:list>
                  <text:list-item>
                    <text:p>Channels are created by Newchannel</text:p>
                  </text:list-item>
                  <text:list-item>
                    <text:p>Channels are destroyed by Hangup</text:p>
                  </text:list-item>
                  <text:list-item>
                    <text:p>Bridges are created by BridgeCreate</text:p>
                  </text:list-item>
                  <text:list-item>
                    <text:p>Bridges are destroyed by BridgeDestroy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6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AMI</text:span></text:p>
                <text:list>
                  <text:list-item>
                    <text:p>Call control</text:p>
                  </text:list-item>
                  <text:list-item>
                    <text:p>System management – but still dialplan</text:p>
                  </text:list-item>
                </text:list>
              </text:list-item>
              <text:list-item>
                <text:p><text:span text:style-name="T8">AGI</text:span></text:p>
                <text:list>
                  <text:list-item>
                    <text:p>Control a single channel executing in the dialplan</text:p>
                  </text:list-item>
                </text:list>
              </text:list-item>
              <text:list-item>
                <text:p xml:id="id161" text:id="id161"><text:span text:style-name="T8">Unification for complex applications</text:span></text:p>
                <text:list>
                  <text:list-item>
                    <text:p xml:id="id162" text:id="id162">Control of multiple channels via AMI</text:p>
                  </text:list-item>
                  <text:list-item>
                    <text:p xml:id="id163" text:id="id163">Requires FastAGI/AsyncAGI</text:p>
                  </text:list-item>
                  <text:list-item>
                    <text:p xml:id="id164" text:id="id164">Still restricted to what the dialplan exposes</text:p>
                  </text:list-item>
                </text:list>
              </text:list-item>
              <text:list-item>
                <text:p xml:id="id165" text:id="id165"><text:span text:style-name="T8">Goal: write your own telephony application</text:span></text:p>
                <text:list>
                  <text:list-item>
                    <text:p xml:id="id166" text:id="id166">Don't hack app_queue, write your ow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7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Asterisk REST Interface (ARI)</text:span></text:p>
                <text:list>
                  <text:list-item>
                    <text:p>A way of communicating with a channel in a Stasis application</text:p>
                    <text:list>
                      <text:list-item>
                        <text:p>Stasis applications hand control of a channel over to Stasis</text:p>
                      </text:list-item>
                      <text:list-item>
                        <text:p>External control from an interface; asynchronous events inform external party</text:p>
                      </text:list-item>
                    </text:list>
                  </text:list-item>
                  <text:list-item>
                    <text:p>Communication:</text:p>
                    <text:list>
                      <text:list-item>
                        <text:p>Into Asterisk: RESTful API</text:p>
                      </text:list-item>
                      <text:list-item>
                        <text:p>Out of Asterisk: asynchronous JSON events over WebSocket</text:p>
                      </text:list-item>
                    </text:list>
                  </text:list-item>
                </text:list>
              </text:list-item>
              <text:list-item>
                <text:p xml:id="id167" text:id="id167"><text:span text:style-name="T8">ARI is one way of controlling a channel in a Stasis application</text:span></text:p>
                <text:list>
                  <text:list-item>
                    <text:p xml:id="id168" text:id="id168">Currently the only way</text:p>
                  </text:list-item>
                  <text:list-item>
                    <text:p xml:id="id169" text:id="id169">We think it's a good on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1.659cm" svg:height="8.745cm" svg:x="3.734cm" svg:y="0.882cm" draw:page-number="7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 – Data Models</text:p>
          </draw:text-box>
        </draw:frame>
        <draw:frame presentation:style-name="pr7" draw:layer="layout" svg:width="18.521cm" svg:height="12.573cm" svg:x="3.5cm" svg:y="3.801cm" presentation:class="outline" presentation:user-transformed="true">
          <draw:text-box>
            <text:list text:style-name="L3">
              <text:list-item>
                <text:p>Channels</text:p>
              </text:list-item>
              <text:list-item>
                <text:p>Bridges</text:p>
              </text:list-item>
              <text:list-item>
                <text:p>Endpoints</text:p>
                <text:list>
                  <text:list-item>
                    <text:p>Relatively new concept – unifies “something to talk to” across channel drivers</text:p>
                  </text:list-item>
                  <text:list-item>
                    <text:p>Endpoint has state</text:p>
                  </text:list-item>
                  <text:list-item>
                    <text:p>Endpoint has 0 or more channels</text:p>
                  </text:list-item>
                  <text:list-item>
                    <text:p>Can be subscribed to</text:p>
                  </text:list-item>
                </text:list>
              </text:list-item>
              <text:list-item>
                <text:p>Events</text:p>
                <text:list>
                  <text:list-item>
                    <text:p>JSON events received over WebSocket</text:p>
                  </text:list-item>
                </text:list>
              </text:list-item>
              <text:list-item>
                <text:p>Recordings – a live or stored recording</text:p>
              </text:list-item>
              <text:list-item>
                <text:p>Playback – the data model representing a live playback operation</text:p>
              </text:list-item>
              <text:list-item>
                <text:p>Sounds – sounds to be manipulated by a playback</text:p>
              </text:list-item>
              <text:list-item>
                <text:p>Applications – manage an ARI application and its subscription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2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 – Channels</text:p>
          </draw:text-box>
        </draw:frame>
        <draw:frame presentation:style-name="pr7" draw:layer="layout" svg:width="18.521cm" svg:height="13.979cm" svg:x="3.5cm" svg:y="3.801cm" presentation:class="outline" presentation:user-transformed="true">
          <draw:text-box>
            <text:list text:style-name="L3">
              <text:list-item>
                <text:p>/channels/{channelId}</text:p>
                <text:list>
                  <text:list-item>
                    <text:p>POST – Originate</text:p>
                  </text:list-item>
                  <text:list-item>
                    <text:p>GET – Retrieve details</text:p>
                  </text:list-item>
                  <text:list-item>
                    <text:p>DELETE – Hang up</text:p>
                  </text:list-item>
                </text:list>
              </text:list-item>
              <text:list-item>
                <text:p>/dial – Create a new channel, dial it, and bridge it and this channel together</text:p>
              </text:list-item>
              <text:list-item>
                <text:p>/continue – Return to the dialplan</text:p>
              </text:list-item>
              <text:list-item>
                <text:p>/answer</text:p>
              </text:list-item>
              <text:list-item>
                <text:p>/mute /unmute</text:p>
              </text:list-item>
              <text:list-item>
                <text:p>/hold /unhold</text:p>
              </text:list-item>
              <text:list-item>
                <text:p>/mohstart /mohstop</text:p>
              </text:list-item>
              <text:list-item>
                <text:p>/play – Returns a Playback object</text:p>
              </text:list-item>
              <text:list-item>
                <text:p>/record – Returns a LiveRecording object</text:p>
              </text:list-item>
              <text:list-item>
                <text:p>/variable – GET/GET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3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RI - Bridge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/bridges/{bridgeid}</text:p>
                <text:list>
                  <text:list-item>
                    <text:p>GET – get information about a bridge</text:p>
                  </text:list-item>
                  <text:list-item>
                    <text:p>POST – create a new bridge</text:p>
                  </text:list-item>
                  <text:list-item>
                    <text:p>DELETE – destroy a bridge</text:p>
                  </text:list-item>
                </text:list>
              </text:list-item>
              <text:list-item>
                <text:p>/addChannel /removeChannel</text:p>
              </text:list-item>
              <text:list-item>
                <text:p>/mohStart /mohStop</text:p>
              </text:list-item>
              <text:list-item>
                <text:p>/play – Returns a Playback object</text:p>
              </text:list-item>
              <text:list-item>
                <text:p>/record – Returns a LiveRecording object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4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RI - Endpoint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/endpoints – list all</text:p>
              </text:list-item>
              <text:list-item>
                <text:p>/endpoints/{tech} – list available endpoints for a given technology</text:p>
              </text:list-item>
              <text:list-item>
                <text:p>/endpoints/{tech}/{resource} – get details for an endpoint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5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 - Sound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/sounds – list all sounds</text:p>
              </text:list-item>
              <text:list-item>
                <text:p>/sounds/{soundId} – get a sound's detail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6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RI - Playback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/playback/{playbackId}</text:p>
                <text:list>
                  <text:list-item>
                    <text:p>GET – get details</text:p>
                  </text:list-item>
                  <text:list-item>
                    <text:p>DELETE – stop playback</text:p>
                  </text:list-item>
                </text:list>
              </text:list-item>
              <text:list-item>
                <text:p>/playback/{playbackId}/control</text:p>
                <text:list>
                  <text:list-item>
                    <text:p>Pause/unpause</text:p>
                  </text:list-item>
                  <text:list-item>
                    <text:p>Restart</text:p>
                  </text:list-item>
                  <text:list-item>
                    <text:p>Reverse</text:p>
                  </text:list-item>
                  <text:list-item>
                    <text:p>Forwar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7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RI - Recording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Two flavors: live and stored</text:p>
                <text:list>
                  <text:list-item>
                    <text:p>/recordings/stored/{recordingName}</text:p>
                  </text:list-item>
                  <text:list-item>
                    <text:p>/recordings/live/{recordingName}</text:p>
                  </text:list-item>
                </text:list>
              </text:list-item>
              <text:list-item>
                <text:p>Live</text:p>
                <text:list>
                  <text:list-item>
                    <text:p>/stop</text:p>
                  </text:list-item>
                  <text:list-item>
                    <text:p>/pause</text:p>
                  </text:list-item>
                  <text:list-item>
                    <text:p>/unpause</text:p>
                  </text:list-item>
                  <text:list-item>
                    <text:p>/mute</text:p>
                  </text:list-item>
                  <text:list-item>
                    <text:p>/unmu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8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 presentation:user-transformed="true">
          <draw:text-box>
            <text:p>ARI – Asterisk &amp; Applications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/asterisk</text:p>
                <text:list>
                  <text:list-item>
                    <text:p>GET – info about the system</text:p>
                  </text:list-item>
                </text:list>
              </text:list-item>
              <text:list-item>
                <text:p>/asterisk/variable</text:p>
                <text:list>
                  <text:list-item>
                    <text:p>Global variables</text:p>
                  </text:list-item>
                </text:list>
              </text:list-item>
              <text:list-item>
                <text:p>/applications</text:p>
                <text:list>
                  <text:list-item>
                    <text:p>Information about a Stasis application</text:p>
                  </text:list-item>
                </text:list>
              </text:list-item>
              <text:list-item>
                <text:p>/applications/{applicationName}/subscription</text:p>
                <text:list>
                  <text:list-item>
                    <text:p>POST – subscribe to an event source</text:p>
                    <text:list>
                      <text:list-item>
                        <text:p>Bridges, Channels, Endpoints</text:p>
                      </text:list-item>
                    </text:list>
                  </text:list-item>
                  <text:list-item>
                    <text:p>DELETE – destroy a subscrip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79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7.009cm" svg:height="1.677cm" svg:x="4.038cm" svg:y="0.466cm" presentation:class="title">
          <draw:text-box>
            <text:p>ARI</text:p>
          </draw:text-box>
        </draw:frame>
        <draw:frame presentation:style-name="pr7" draw:layer="layout" svg:width="18.521cm" svg:height="12.573cm" svg:x="3.5cm" svg:y="3.801cm" presentation:class="outline">
          <draw:text-box>
            <text:list text:style-name="L3">
              <text:list-item>
                <text:p><text:span text:style-name="T8">So what does all this mean?</text:span></text:p>
                <text:list>
                  <text:list-item>
                    <text:p>We aren't exposing the dialplan</text:p>
                  </text:list-item>
                  <text:list-item>
                    <text:p>We are exposing what dialplan applications use</text:p>
                  </text:list-item>
                </text:list>
              </text:list-item>
              <text:list-item>
                <text:p><text:span text:style-name="T8">ARI exposes the communications constructs inside Asterisk through a RESTful interface</text:span></text:p>
              </text:list-item>
              <text:list-item>
                <text:p><text:span text:style-name="T8">If you need a custom application or tighter integration, no longer have to program in C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80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5T14" presentation:use-date-time-name="dtd1">
        <office:forms form:automatic-focus="false" form:apply-design-mode="false"/>
        <draw:frame presentation:style-name="pr9" draw:layer="layout" svg:width="17.009cm" svg:height="1.677cm" svg:x="4.038cm" svg:y="0.466cm" presentation:class="title">
          <draw:text-box>
            <text:p>ARI</text:p>
          </draw:text-box>
        </draw:frame>
        <draw:frame presentation:style-name="pr7" draw:text-style-name="P17" draw:layer="layout" svg:width="18.521cm" svg:height="5.996cm" svg:x="3.5cm" svg:y="3.801cm" presentation:class="outline">
          <draw:text-box>
            <text:list text:style-name="L3">
              <text:list-item>
                <text:p text:style-name="P17"><text:span text:style-name="T8">Extrapolating just a bit...</text:span></text:p>
              </text:list-item>
            </text:list>
          </draw:text-box>
        </draw:frame>
        <draw:frame presentation:style-name="pr10" draw:text-style-name="P14" draw:layer="layout" svg:width="23.495cm" svg:height="9.378cm" svg:x="0.635cm" svg:y="6.985cm" presentation:class="outline" presentation:user-transformed="true">
          <draw:text-box>
            <text:list text:style-name="L3">
              <text:list-header>
                <text:p text:style-name="P14"><text:span text:style-name="T17">var agent_channel = channels.originate(PJSIP/Bob)</text:span><text:span text:style-name="T17"><text:line-break/></text:span><text:span text:style-name="T17"><text:line-break/></text:span><text:span text:style-name="T17">var agent_bridge = bridges.create(bobs_queue_bridge)</text:span><text:span text:style-name="T17"><text:line-break/></text:span><text:span text:style-name="T17"><text:line-break/></text:span><text:span text:style-name="T17">agent_bridge.add_channel(agent_channel)</text:span><text:span text:style-name="T17"><text:line-break/></text:span><text:span text:style-name="T17">agent_bridge.add_channel(caller_channel)</text:span><text:span text:style-name="T17"><text:line-break/></text:span><text:span text:style-name="T17"><text:line-break/></text:span><text:span text:style-name="T17">agent_recording = agent_bridge.record()</text:span><text:span text:style-name="T17"><text:line-break/></text:span><text:span text:style-name="T17"><text:line-break/></text:span><text:span text:style-name="T17">var supervisor = channels.originate(PJSIP/Super)</text:span><text:span text:style-name="T17"><text:line-break/></text:span><text:span text:style-name="T17">agent_recording.pause()</text:span><text:span text:style-name="T17"><text:line-break/></text:span><text:span text:style-name="T17">agent_bridge.add_channel(supervisor)</text:span><text:span text:style-name="T17"><text:line-break/></text:span><text:span text:style-name="T17"/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1.659cm" svg:height="8.745cm" svg:x="3.734cm" svg:y="0.882cm" draw:page-number="81" presentation:class="page"/>
          <draw:frame presentation:style-name="pr8" draw:layer="layout" svg:width="17.515cm" svg:height="13.773cm" svg:x="0.881cm" svg:y="10.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fit-to-size="shrink-to-fi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2.573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8cm" svg:height="0.382cm" svg:x="24.371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71cm" svg:height="0.412cm" svg:x="6.193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2.573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Digium</meta:initial-creator>
    <meta:creation-date>2009-06-08T08:14:27</meta:creation-date>
    <dc:creator>Matt Jordan</dc:creator>
    <dc:date>2013-10-07T07:45:15</dc:date>
    <meta:editing-cycles>150</meta:editing-cycles>
    <meta:editing-duration>P3DT33M21S</meta:editing-duration>
    <meta:generator>LibreOffice/3.3$Unix LibreOffice_project/330m19$Build-401</meta:generator>
    <meta:document-statistic meta:object-count="555"/>
  </office:meta>
</office:document-meta>
</file>